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raph">
      <style:table-properties table:display="true" style:writing-mode="lr-tb"/>
    </style:style>
    <style:style style:name="ta2" style:family="table" style:master-page-name="PageStyle_5f_dense_5f_conv">
      <style:table-properties table:display="true" style:writing-mode="lr-tb"/>
    </style:style>
    <style:style style:name="ta3" style:family="table" style:master-page-name="PageStyle_5f_dense_5f_dense">
      <style:table-properties table:display="true" style:writing-mode="lr-tb"/>
    </style:style>
    <style:style style:name="ta4" style:family="table" style:master-page-name="PageStyle_5f_dense_5f_conv_5f_dense">
      <style:table-properties table:display="true" style:writing-mode="lr-tb"/>
    </style:style>
    <style:style style:name="ta5" style:family="table" style:master-page-name="PageStyle_5f_dense_5f_dense_5f_conv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aph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730.07935179855" calcext:value-type="float">
            <text:p>7730.0793517986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7434.40599589832" calcext:value-type="float">
            <text:p>7434.4059958983</text:p>
          </table:table-cell>
          <table:table-cell table:number-columns-repeated="3"/>
          <table:table-cell table:style-name="ce1" office:value-type="string" calcext:value-type="string">
            <text:p>For n_clusters = 50 The average silhouette_score is : 0.0498890145072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7206.30338922615" calcext:value-type="float">
            <text:p>7206.3033892262</text:p>
          </table:table-cell>
          <table:table-cell table:number-columns-repeated="3"/>
          <table:table-cell table:style-name="ce1" office:value-type="string" calcext:value-type="string">
            <text:p>For n_clusters = 100 The average silhouette_score is : 0.0635833267826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997.21191502192" calcext:value-type="float">
            <text:p>6997.2119150219</text:p>
          </table:table-cell>
          <table:table-cell table:number-columns-repeated="3"/>
          <table:table-cell table:style-name="ce1" office:value-type="string" calcext:value-type="string">
            <text:p>For n_clusters = 150 The average silhouette_score is : 0.064893811055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6875.78265304929" calcext:value-type="float">
            <text:p>6875.7826530493</text:p>
          </table:table-cell>
          <table:table-cell table:number-columns-repeated="3"/>
          <table:table-cell table:style-name="ce1" office:value-type="string" calcext:value-type="string">
            <text:p>For n_clusters = 200 The average silhouette_score is : 0.0623565439212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15.27520873862" calcext:value-type="float">
            <text:p>6715.2752087386</text:p>
          </table:table-cell>
          <table:table-cell table:number-columns-repeated="3"/>
          <table:table-cell table:style-name="ce1" office:value-type="string" calcext:value-type="string">
            <text:p>For n_clusters = 250 The average silhouette_score is : 0.0597559665925</text:p>
          </table:table-cell>
          <table:table-cell table:number-columns-repeated="101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94.52763446404" calcext:value-type="float">
            <text:p>6594.527634464</text:p>
          </table:table-cell>
          <table:table-cell table:number-columns-repeated="3"/>
          <table:table-cell table:style-name="ce1" office:value-type="string" calcext:value-type="string">
            <text:p>For n_clusters = 300 The average silhouette_score is : 0.0544763143559</text:p>
          </table:table-cell>
          <table:table-cell table:number-columns-repeated="101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515.23042507195" calcext:value-type="float">
            <text:p>6515.230425072</text:p>
          </table:table-cell>
          <table:table-cell table:number-columns-repeated="3"/>
          <table:table-cell table:style-name="ce1" office:value-type="string" calcext:value-type="string">
            <text:p>For n_clusters = 350 The average silhouette_score is : 0.0594751824881</text:p>
          </table:table-cell>
          <table:table-cell table:number-columns-repeated="101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419.75325474501" calcext:value-type="float">
            <text:p>6419.753254745</text:p>
          </table:table-cell>
          <table:table-cell table:number-columns-repeated="3"/>
          <table:table-cell table:style-name="ce1" office:value-type="string" calcext:value-type="string">
            <text:p>For n_clusters = 400 The average silhouette_score is : 0.0551417593875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352.43963627846" calcext:value-type="float">
            <text:p>6352.4396362785</text:p>
          </table:table-cell>
          <table:table-cell table:number-columns-repeated="1022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284.80325538273" calcext:value-type="float">
            <text:p>6284.8032553827</text:p>
          </table:table-cell>
          <table:table-cell table:number-columns-repeated="3"/>
          <table:table-cell table:style-name="ce1" office:value-type="string" calcext:value-type="string">
            <text:p>For n_clusters = 125 The average silhouette_score is : 0.0627167188383</text:p>
          </table:table-cell>
          <table:table-cell table:number-columns-repeated="101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219.9888401134" calcext:value-type="float">
            <text:p>6219.9888401134</text:p>
          </table:table-cell>
          <table:table-cell table:number-columns-repeated="3"/>
          <table:table-cell table:style-name="ce1" office:value-type="string" calcext:value-type="string">
            <text:p>For n_clusters = 126 The average silhouette_score is : 0.0605568101387</text:p>
          </table:table-cell>
          <table:table-cell table:number-columns-repeated="101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161.01697543831" calcext:value-type="float">
            <text:p>6161.0169754383</text:p>
          </table:table-cell>
          <table:table-cell table:number-columns-repeated="3"/>
          <table:table-cell table:style-name="ce1" office:value-type="string" calcext:value-type="string">
            <text:p>For n_clusters = 127 The average silhouette_score is : 0.0630875880361</text:p>
          </table:table-cell>
          <table:table-cell table:number-columns-repeated="101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128.77187420915" calcext:value-type="float">
            <text:p>6128.7718742092</text:p>
          </table:table-cell>
          <table:table-cell table:number-columns-repeated="3"/>
          <table:table-cell table:style-name="ce1" office:value-type="string" calcext:value-type="string">
            <text:p>For n_clusters = 128 The average silhouette_score is : 0.0630265391491</text:p>
          </table:table-cell>
          <table:table-cell table:number-columns-repeated="101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071.71179611615" calcext:value-type="float">
            <text:p>6071.7117961162</text:p>
          </table:table-cell>
          <table:table-cell table:number-columns-repeated="3"/>
          <table:table-cell table:style-name="ce1" office:value-type="string" calcext:value-type="string">
            <text:p>For n_clusters = 129 The average silhouette_score is : 0.0638525400371</text:p>
          </table:table-cell>
          <table:table-cell table:number-columns-repeated="101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022.78749909535" calcext:value-type="float">
            <text:p>6022.7874990954</text:p>
          </table:table-cell>
          <table:table-cell table:number-columns-repeated="3"/>
          <table:table-cell table:style-name="ce1" office:value-type="string" calcext:value-type="string">
            <text:p>For n_clusters = 130 The average silhouette_score is : 0.066215776757</text:p>
          </table:table-cell>
          <table:table-cell table:number-columns-repeated="101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989.80852145037" calcext:value-type="float">
            <text:p>5989.8085214504</text:p>
          </table:table-cell>
          <table:table-cell table:number-columns-repeated="3"/>
          <table:table-cell table:style-name="ce1" office:value-type="string" calcext:value-type="string">
            <text:p>For n_clusters = 131 The average silhouette_score is : 0.0639933545693</text:p>
          </table:table-cell>
          <table:table-cell table:number-columns-repeated="101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961.85114297536" calcext:value-type="float">
            <text:p>5961.8511429754</text:p>
          </table:table-cell>
          <table:table-cell table:number-columns-repeated="3"/>
          <table:table-cell table:style-name="ce1" office:value-type="string" calcext:value-type="string">
            <text:p>For n_clusters = 132 The average silhouette_score is : 0.0624473440713</text:p>
          </table:table-cell>
          <table:table-cell table:number-columns-repeated="1018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929.6350879991" calcext:value-type="float">
            <text:p>5929.6350879991</text:p>
          </table:table-cell>
          <table:table-cell table:number-columns-repeated="3"/>
          <table:table-cell table:style-name="ce1" office:value-type="string" calcext:value-type="string">
            <text:p>For n_clusters = 133 The average silhouette_score is : 0.0648801630228</text:p>
          </table:table-cell>
          <table:table-cell table:number-columns-repeated="101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888.7586297796" calcext:value-type="float">
            <text:p>5888.7586297796</text:p>
          </table:table-cell>
          <table:table-cell table:number-columns-repeated="3"/>
          <table:table-cell table:style-name="ce1" office:value-type="string" calcext:value-type="string">
            <text:p>For n_clusters = 134 The average silhouette_score is : 0.0637308291108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5856.73453149607" calcext:value-type="float">
            <text:p>5856.7345314961</text:p>
          </table:table-cell>
          <table:table-cell table:number-columns-repeated="3"/>
          <table:table-cell table:style-name="ce1" office:value-type="string" calcext:value-type="string">
            <text:p>For n_clusters = 135 The average silhouette_score is : 0.0610376028633</text:p>
          </table:table-cell>
          <table:table-cell table:number-columns-repeated="101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832.17826800583" calcext:value-type="float">
            <text:p>5832.1782680058</text:p>
          </table:table-cell>
          <table:table-cell table:number-columns-repeated="3"/>
          <table:table-cell table:style-name="ce1" office:value-type="string" calcext:value-type="string">
            <text:p>For n_clusters = 136 The average silhouette_score is : 0.0606796103559</text:p>
          </table:table-cell>
          <table:table-cell table:number-columns-repeated="101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5801.7286790736" calcext:value-type="float">
            <text:p>5801.7286790736</text:p>
          </table:table-cell>
          <table:table-cell table:number-columns-repeated="3"/>
          <table:table-cell table:style-name="ce1" office:value-type="string" calcext:value-type="string">
            <text:p>For n_clusters = 137 The average silhouette_score is : 0.0628895806312</text:p>
          </table:table-cell>
          <table:table-cell table:number-columns-repeated="1018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776.29244247838" calcext:value-type="float">
            <text:p>5776.2924424784</text:p>
          </table:table-cell>
          <table:table-cell table:number-columns-repeated="3"/>
          <table:table-cell table:style-name="ce1" office:value-type="string" calcext:value-type="string">
            <text:p>For n_clusters = 138 The average silhouette_score is : 0.0653465134906</text:p>
          </table:table-cell>
          <table:table-cell table:number-columns-repeated="101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760.80554986302" calcext:value-type="float">
            <text:p>5760.805549863</text:p>
          </table:table-cell>
          <table:table-cell table:number-columns-repeated="3"/>
          <table:table-cell table:style-name="ce1" office:value-type="string" calcext:value-type="string">
            <text:p>For n_clusters = 139 The average silhouette_score is : 0.0591000709923</text:p>
          </table:table-cell>
          <table:table-cell table:number-columns-repeated="101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5735.43181814716" calcext:value-type="float">
            <text:p>5735.4318181472</text:p>
          </table:table-cell>
          <table:table-cell table:number-columns-repeated="3"/>
          <table:table-cell table:style-name="ce1" office:value-type="string" calcext:value-type="string">
            <text:p>For n_clusters = 140 The average silhouette_score is : 0.0647743532334</text:p>
          </table:table-cell>
          <table:table-cell table:number-columns-repeated="1018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5711.36857595474" calcext:value-type="float">
            <text:p>5711.3685759547</text:p>
          </table:table-cell>
          <table:table-cell table:number-columns-repeated="3"/>
          <table:table-cell table:style-name="ce1" office:value-type="string" calcext:value-type="string">
            <text:p>For n_clusters = 141 The average silhouette_score is : 0.0639030760012</text:p>
          </table:table-cell>
          <table:table-cell table:number-columns-repeated="1018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5682.34059755202" calcext:value-type="float">
            <text:p>5682.340597552</text:p>
          </table:table-cell>
          <table:table-cell table:number-columns-repeated="3"/>
          <table:table-cell table:style-name="ce1" office:value-type="string" calcext:value-type="string">
            <text:p>For n_clusters = 142 The average silhouette_score is : 0.0655358502452</text:p>
          </table:table-cell>
          <table:table-cell table:number-columns-repeated="101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5673.39644050278" calcext:value-type="float">
            <text:p>5673.3964405028</text:p>
          </table:table-cell>
          <table:table-cell table:number-columns-repeated="3"/>
          <table:table-cell table:style-name="ce1" office:value-type="string" calcext:value-type="string">
            <text:p>For n_clusters = 143 The average silhouette_score is : 0.0618052534427</text:p>
          </table:table-cell>
          <table:table-cell table:number-columns-repeated="101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654.24546746606" calcext:value-type="float">
            <text:p>5654.2454674661</text:p>
          </table:table-cell>
          <table:table-cell table:number-columns-repeated="3"/>
          <table:table-cell table:style-name="ce1" office:value-type="string" calcext:value-type="string">
            <text:p>For n_clusters = 144 The average silhouette_score is : 0.0651436352813</text:p>
          </table:table-cell>
          <table:table-cell table:number-columns-repeated="1018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5627.28980500839" calcext:value-type="float">
            <text:p>5627.2898050084</text:p>
          </table:table-cell>
          <table:table-cell table:number-columns-repeated="3"/>
          <table:table-cell table:style-name="ce1" office:value-type="string" calcext:value-type="string">
            <text:p>For n_clusters = 145 The average silhouette_score is : 0.064364045856</text:p>
          </table:table-cell>
          <table:table-cell table:number-columns-repeated="1018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5601.66616692333" calcext:value-type="float">
            <text:p>5601.6661669233</text:p>
          </table:table-cell>
          <table:table-cell table:number-columns-repeated="3"/>
          <table:table-cell table:style-name="ce1" office:value-type="string" calcext:value-type="string">
            <text:p>For n_clusters = 146 The average silhouette_score is : 0.0636125624863</text:p>
          </table:table-cell>
          <table:table-cell table:number-columns-repeated="1018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595.9125332635" calcext:value-type="float">
            <text:p>5595.9125332635</text:p>
          </table:table-cell>
          <table:table-cell table:number-columns-repeated="3"/>
          <table:table-cell table:style-name="ce1" office:value-type="string" calcext:value-type="string">
            <text:p>For n_clusters = 147 The average silhouette_score is : 0.0628592073536</text:p>
          </table:table-cell>
          <table:table-cell table:number-columns-repeated="1018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5572.54055083738" calcext:value-type="float">
            <text:p>5572.5405508374</text:p>
          </table:table-cell>
          <table:table-cell table:number-columns-repeated="3"/>
          <table:table-cell table:style-name="ce1" office:value-type="string" calcext:value-type="string">
            <text:p>For n_clusters = 148 The average silhouette_score is : 0.0663398029201</text:p>
          </table:table-cell>
          <table:table-cell table:number-columns-repeated="1018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554.6151753359" calcext:value-type="float">
            <text:p>5554.6151753359</text:p>
          </table:table-cell>
          <table:table-cell table:number-columns-repeated="3"/>
          <table:table-cell table:style-name="ce1" office:value-type="string" calcext:value-type="string">
            <text:p>For n_clusters = 149 The average silhouette_score is : 0.0644058737178</text:p>
          </table:table-cell>
          <table:table-cell table:number-columns-repeated="101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5527.82062780982" calcext:value-type="float">
            <text:p>5527.8206278098</text:p>
          </table:table-cell>
          <table:table-cell table:number-columns-repeated="3"/>
          <table:table-cell table:style-name="ce1" office:value-type="string" calcext:value-type="string">
            <text:p>For n_clusters = 150 The average silhouette_score is : 0.064893811055</text:p>
          </table:table-cell>
          <table:table-cell table:number-columns-repeated="1018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5518.79904766208" calcext:value-type="float">
            <text:p>5518.7990476621</text:p>
          </table:table-cell>
          <table:table-cell table:number-columns-repeated="3"/>
          <table:table-cell table:style-name="ce1" office:value-type="string" calcext:value-type="string">
            <text:p>For n_clusters = 151 The average silhouette_score is : 0.0672564726207</text:p>
          </table:table-cell>
          <table:table-cell table:number-columns-repeated="1018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493.74953821472" calcext:value-type="float">
            <text:p>5493.7495382147</text:p>
          </table:table-cell>
          <table:table-cell table:number-columns-repeated="3"/>
          <table:table-cell table:style-name="ce1" office:value-type="string" calcext:value-type="string">
            <text:p>For n_clusters = 152 The average silhouette_score is : 0.064812321014</text:p>
          </table:table-cell>
          <table:table-cell table:number-columns-repeated="1018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464.0214074849" calcext:value-type="float">
            <text:p>5464.0214074849</text:p>
          </table:table-cell>
          <table:table-cell table:number-columns-repeated="3"/>
          <table:table-cell table:style-name="ce1" office:value-type="string" calcext:value-type="string">
            <text:p>For n_clusters = 153 The average silhouette_score is : 0.064762161828</text:p>
          </table:table-cell>
          <table:table-cell table:number-columns-repeated="101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464.93599357706" calcext:value-type="float">
            <text:p>5464.9359935771</text:p>
          </table:table-cell>
          <table:table-cell table:number-columns-repeated="3"/>
          <table:table-cell table:style-name="ce1" office:value-type="string" calcext:value-type="string">
            <text:p>For n_clusters = 154 The average silhouette_score is : 0.0634965937981</text:p>
          </table:table-cell>
          <table:table-cell table:number-columns-repeated="1018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432.82170552738" calcext:value-type="float">
            <text:p>5432.8217055274</text:p>
          </table:table-cell>
          <table:table-cell table:number-columns-repeated="3"/>
          <table:table-cell table:style-name="ce1" office:value-type="string" calcext:value-type="string">
            <text:p>For n_clusters = 155 The average silhouette_score is : 0.0625417825285</text:p>
          </table:table-cell>
          <table:table-cell table:number-columns-repeated="1018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430.90255380197" calcext:value-type="float">
            <text:p>5430.902553802</text:p>
          </table:table-cell>
          <table:table-cell table:number-columns-repeated="3"/>
          <table:table-cell table:style-name="ce1" office:value-type="string" calcext:value-type="string">
            <text:p>For n_clusters = 156 The average silhouette_score is : 0.0652612895669</text:p>
          </table:table-cell>
          <table:table-cell table:number-columns-repeated="1018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5410.36945517865" calcext:value-type="float">
            <text:p>5410.3694551787</text:p>
          </table:table-cell>
          <table:table-cell table:number-columns-repeated="3"/>
          <table:table-cell table:style-name="ce1" office:value-type="string" calcext:value-type="string">
            <text:p>For n_clusters = 157 The average silhouette_score is : 0.0641862669571</text:p>
          </table:table-cell>
          <table:table-cell table:number-columns-repeated="1018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5394.16184504534" calcext:value-type="float">
            <text:p>5394.1618450453</text:p>
          </table:table-cell>
          <table:table-cell table:number-columns-repeated="3"/>
          <table:table-cell table:style-name="ce1" office:value-type="string" calcext:value-type="string">
            <text:p>For n_clusters = 158 The average silhouette_score is : 0.0654621169309</text:p>
          </table:table-cell>
          <table:table-cell table:number-columns-repeated="1018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370.36903462123" calcext:value-type="float">
            <text:p>5370.3690346212</text:p>
          </table:table-cell>
          <table:table-cell table:number-columns-repeated="3"/>
          <table:table-cell table:style-name="ce1" office:value-type="string" calcext:value-type="string">
            <text:p>For n_clusters = 159 The average silhouette_score is : 0.0613735991548</text:p>
          </table:table-cell>
          <table:table-cell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5354.8398267606" calcext:value-type="float">
            <text:p>5354.8398267606</text:p>
          </table:table-cell>
          <table:table-cell table:number-columns-repeated="3"/>
          <table:table-cell table:style-name="ce1" office:value-type="string" calcext:value-type="string">
            <text:p>For n_clusters = 160 The average silhouette_score is : 0.0636294064701</text:p>
          </table:table-cell>
          <table:table-cell table:number-columns-repeated="1018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343.59912235228" calcext:value-type="float">
            <text:p>5343.5991223523</text:p>
          </table:table-cell>
          <table:table-cell table:number-columns-repeated="3"/>
          <table:table-cell table:style-name="ce1" office:value-type="string" calcext:value-type="string">
            <text:p>For n_clusters = 161 The average silhouette_score is : 0.0597350756729</text:p>
          </table:table-cell>
          <table:table-cell table:number-columns-repeated="1018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316.04376975424" calcext:value-type="float">
            <text:p>5316.0437697542</text:p>
          </table:table-cell>
          <table:table-cell table:number-columns-repeated="3"/>
          <table:table-cell table:style-name="ce1" office:value-type="string" calcext:value-type="string">
            <text:p>For n_clusters = 162 The average silhouette_score is : 0.0631753828094</text:p>
          </table:table-cell>
          <table:table-cell table:number-columns-repeated="1018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312.07886083758" calcext:value-type="float">
            <text:p>5312.0788608376</text:p>
          </table:table-cell>
          <table:table-cell table:number-columns-repeated="3"/>
          <table:table-cell table:style-name="ce1" office:value-type="string" calcext:value-type="string">
            <text:p>For n_clusters = 163 The average silhouette_score is : 0.0608345098406</text:p>
          </table:table-cell>
          <table:table-cell table:number-columns-repeated="1018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300.36309239559" calcext:value-type="float">
            <text:p>5300.3630923956</text:p>
          </table:table-cell>
          <table:table-cell table:number-columns-repeated="3"/>
          <table:table-cell table:style-name="ce1" office:value-type="string" calcext:value-type="string">
            <text:p>For n_clusters = 164 The average silhouette_score is : 0.061074879534</text:p>
          </table:table-cell>
          <table:table-cell table:number-columns-repeated="1018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284.91860384066" calcext:value-type="float">
            <text:p>5284.9186038407</text:p>
          </table:table-cell>
          <table:table-cell table:number-columns-repeated="3"/>
          <table:table-cell table:style-name="ce1" office:value-type="string" calcext:value-type="string">
            <text:p>For n_clusters = 165 The average silhouette_score is : 0.0630027192428</text:p>
          </table:table-cell>
          <table:table-cell table:number-columns-repeated="1018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70.17935869612" calcext:value-type="float">
            <text:p>5270.1793586961</text:p>
          </table:table-cell>
          <table:table-cell table:number-columns-repeated="3"/>
          <table:table-cell table:style-name="ce1" office:value-type="string" calcext:value-type="string">
            <text:p>For n_clusters = 166 The average silhouette_score is : 0.0618368201991</text:p>
          </table:table-cell>
          <table:table-cell table:number-columns-repeated="1018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251.71933699157" calcext:value-type="float">
            <text:p>5251.7193369916</text:p>
          </table:table-cell>
          <table:table-cell table:number-columns-repeated="3"/>
          <table:table-cell table:style-name="ce1" office:value-type="string" calcext:value-type="string">
            <text:p>For n_clusters = 167 The average silhouette_score is : 0.0617079962021</text:p>
          </table:table-cell>
          <table:table-cell table:number-columns-repeated="1018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234.55144767579" calcext:value-type="float">
            <text:p>5234.5514476758</text:p>
          </table:table-cell>
          <table:table-cell table:number-columns-repeated="3"/>
          <table:table-cell table:style-name="ce1" office:value-type="string" calcext:value-type="string">
            <text:p>For n_clusters = 168 The average silhouette_score is : 0.0618555540918</text:p>
          </table:table-cell>
          <table:table-cell table:number-columns-repeated="1018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215.8117141612" calcext:value-type="float">
            <text:p>5215.8117141612</text:p>
          </table:table-cell>
          <table:table-cell table:number-columns-repeated="3"/>
          <table:table-cell table:style-name="ce1" office:value-type="string" calcext:value-type="string">
            <text:p>For n_clusters = 169 The average silhouette_score is : 0.061337232013</text:p>
          </table:table-cell>
          <table:table-cell table:number-columns-repeated="1018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202.15443772699" calcext:value-type="float">
            <text:p>5202.154437727</text:p>
          </table:table-cell>
          <table:table-cell table:number-columns-repeated="3"/>
          <table:table-cell table:style-name="ce1" office:value-type="string" calcext:value-type="string">
            <text:p>For n_clusters = 170 The average silhouette_score is : 0.06146346196</text:p>
          </table:table-cell>
          <table:table-cell table:number-columns-repeated="1018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175.55804940583" calcext:value-type="float">
            <text:p>5175.5580494058</text:p>
          </table:table-cell>
          <table:table-cell table:number-columns-repeated="3"/>
          <table:table-cell table:style-name="ce1" office:value-type="string" calcext:value-type="string">
            <text:p>For n_clusters = 171 The average silhouette_score is : 0.0614728471142</text:p>
          </table:table-cell>
          <table:table-cell table:number-columns-repeated="1018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175.03380087729" calcext:value-type="float">
            <text:p>5175.0338008773</text:p>
          </table:table-cell>
          <table:table-cell table:number-columns-repeated="3"/>
          <table:table-cell table:style-name="ce1" office:value-type="string" calcext:value-type="string">
            <text:p>For n_clusters = 172 The average silhouette_score is : 0.0616387924102</text:p>
          </table:table-cell>
          <table:table-cell table:number-columns-repeated="1018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146.33855887032" calcext:value-type="float">
            <text:p>5146.3385588703</text:p>
          </table:table-cell>
          <table:table-cell table:number-columns-repeated="3"/>
          <table:table-cell table:style-name="ce1" office:value-type="string" calcext:value-type="string">
            <text:p>For n_clusters = 173 The average silhouette_score is : 0.0615921964224</text:p>
          </table:table-cell>
          <table:table-cell table:number-columns-repeated="101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153.24538007616" calcext:value-type="float">
            <text:p>5153.2453800762</text:p>
          </table:table-cell>
          <table:table-cell table:number-columns-repeated="3"/>
          <table:table-cell table:style-name="ce1" office:value-type="string" calcext:value-type="string">
            <text:p>For n_clusters = 174 The average silhouette_score is : 0.0615646892218</text:p>
          </table:table-cell>
          <table:table-cell table:number-columns-repeated="1018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5137.98848793521" calcext:value-type="float">
            <text:p>5137.9884879352</text:p>
          </table:table-cell>
          <table:table-cell table:number-columns-repeated="3"/>
          <table:table-cell table:style-name="ce1" office:value-type="string" calcext:value-type="string">
            <text:p>For n_clusters = 175 The average silhouette_score is : 0.0614874815358</text:p>
          </table:table-cell>
          <table:table-cell table:number-columns-repeated="1018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5119.82115255105" calcext:value-type="float">
            <text:p>5119.8211525511</text:p>
          </table:table-cell>
          <table:table-cell table:number-columns-repeated="1022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5108.27139127176" calcext:value-type="float">
            <text:p>5108.2713912718</text:p>
          </table:table-cell>
          <table:table-cell table:number-columns-repeated="1022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5096.44336808371" calcext:value-type="float">
            <text:p>5096.4433680837</text:p>
          </table:table-cell>
          <table:table-cell table:number-columns-repeated="1022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080.64505002755" calcext:value-type="float">
            <text:p>5080.6450500276</text:p>
          </table:table-cell>
          <table:table-cell table:number-columns-repeated="1022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5067.33954000693" calcext:value-type="float">
            <text:p>5067.3395400069</text:p>
          </table:table-cell>
          <table:table-cell table:number-columns-repeated="102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5048.89186618828" calcext:value-type="float">
            <text:p>5048.8918661883</text:p>
          </table:table-cell>
          <table:table-cell table:number-columns-repeated="1022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038.28658697673" calcext:value-type="float">
            <text:p>5038.2865869767</text:p>
          </table:table-cell>
          <table:table-cell table:number-columns-repeated="1022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5025.23255102661" calcext:value-type="float">
            <text:p>5025.2325510266</text:p>
          </table:table-cell>
          <table:table-cell table:number-columns-repeated="1022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10.23969151436" calcext:value-type="float">
            <text:p>5010.2396915144</text:p>
          </table:table-cell>
          <table:table-cell table:number-columns-repeated="1022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994.52238161459" calcext:value-type="float">
            <text:p>4994.5223816146</text:p>
          </table:table-cell>
          <table:table-cell table:number-columns-repeated="1022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4979.15305623844" calcext:value-type="float">
            <text:p>4979.1530562384</text:p>
          </table:table-cell>
          <table:table-cell table:number-columns-repeated="1022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4966.74040905294" calcext:value-type="float">
            <text:p>4966.7404090529</text:p>
          </table:table-cell>
          <table:table-cell table:number-columns-repeated="1022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4954.33477175999" calcext:value-type="float">
            <text:p>4954.33477176</text:p>
          </table:table-cell>
          <table:table-cell table:number-columns-repeated="1022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4940.67534758112" calcext:value-type="float">
            <text:p>4940.6753475811</text:p>
          </table:table-cell>
          <table:table-cell table:number-columns-repeated="1022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4926.93584012111" calcext:value-type="float">
            <text:p>4926.9358401211</text:p>
          </table:table-cell>
          <table:table-cell table:number-columns-repeated="1022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915.61960349051" calcext:value-type="float">
            <text:p>4915.6196034905</text:p>
          </table:table-cell>
          <table:table-cell table:number-columns-repeated="1022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4904.41649503047" calcext:value-type="float">
            <text:p>4904.4164950305</text:p>
          </table:table-cell>
          <table:table-cell table:number-columns-repeated="1022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4891.09285613926" calcext:value-type="float">
            <text:p>4891.0928561393</text:p>
          </table:table-cell>
          <table:table-cell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4878.45738897157" calcext:value-type="float">
            <text:p>4878.4573889716</text:p>
          </table:table-cell>
          <table:table-cell table:number-columns-repeated="1022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4865.37759014742" calcext:value-type="float">
            <text:p>4865.3775901474</text:p>
          </table:table-cell>
          <table:table-cell table:number-columns-repeated="1022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4852.91372176786" calcext:value-type="float">
            <text:p>4852.9137217679</text:p>
          </table:table-cell>
          <table:table-cell table:number-columns-repeated="1022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4839.87898362144" calcext:value-type="float">
            <text:p>4839.8789836214</text:p>
          </table:table-cell>
          <table:table-cell table:number-columns-repeated="1022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4827.94794904831" calcext:value-type="float">
            <text:p>4827.9479490483</text:p>
          </table:table-cell>
          <table:table-cell table:number-columns-repeated="1022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4813.1427499043" calcext:value-type="float">
            <text:p>4813.1427499043</text:p>
          </table:table-cell>
          <table:table-cell table:number-columns-repeated="1022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4802.07260544596" calcext:value-type="float">
            <text:p>4802.072605446</text:p>
          </table:table-cell>
          <table:table-cell>
            <draw:frame table:end-cell-address="graph.I104" table:end-x="44.67pt" table:end-y="7.48pt" draw:z-index="0" draw:name="Chart 1" draw:style-name="gr1" draw:text-style-name="P1" svg:width="535.46pt" svg:height="278.16pt" svg:x="49.21pt" svg:y="12.81pt">
              <loext:p draw:notify-on-update-of-ranges="graph.A1:graph.A100 graph.B1:graph.B10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4790.17122041702" calcext:value-type="float">
            <text:p>4790.171220417</text:p>
          </table:table-cell>
          <table:table-cell table:number-columns-repeated="1022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4776.59726146729" calcext:value-type="float">
            <text:p>4776.5972614673</text:p>
          </table:table-cell>
          <table:table-cell table:number-columns-repeated="1022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4766.15272997461" calcext:value-type="float">
            <text:p>4766.1527299746</text:p>
          </table:table-cell>
          <table:table-cell table:number-columns-repeated="1022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754.27495539917" calcext:value-type="float">
            <text:p>4754.2749553992</text:p>
          </table:table-cell>
          <table:table-cell table:number-columns-repeated="1022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4743.65251978512" calcext:value-type="float">
            <text:p>4743.6525197851</text:p>
          </table:table-cell>
          <table:table-cell table:number-columns-repeated="1022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4731.97614197271" calcext:value-type="float">
            <text:p>4731.9761419727</text:p>
          </table:table-cell>
          <table:table-cell table:number-columns-repeated="1022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4717.67966931372" calcext:value-type="float">
            <text:p>4717.6796693137</text:p>
          </table:table-cell>
          <table:table-cell table:number-columns-repeated="1022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4707.18094402102" calcext:value-type="float">
            <text:p>4707.180944021</text:p>
          </table:table-cell>
          <table:table-cell table:number-columns-repeated="1022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4690.30175570356" calcext:value-type="float">
            <text:p>4690.3017557036</text:p>
          </table:table-cell>
          <table:table-cell table:number-columns-repeated="1022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681.04859189496" calcext:value-type="float">
            <text:p>4681.048591895</text:p>
          </table:table-cell>
          <table:table-cell table:number-columns-repeated="1022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4670.63228960315" calcext:value-type="float">
            <text:p>4670.6322896032</text:p>
          </table:table-cell>
          <table:table-cell table:number-columns-repeated="1022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4658.39750391052" calcext:value-type="float">
            <text:p>4658.3975039105</text:p>
          </table:table-cell>
          <table:table-cell table:number-columns-repeated="1022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4640.85877237575" calcext:value-type="float">
            <text:p>4640.8587723758</text:p>
          </table:table-cell>
          <table:table-cell table:number-columns-repeated="1022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631.50425611182" calcext:value-type="float">
            <text:p>4631.5042561118</text:p>
          </table:table-cell>
          <table:table-cell table:number-columns-repeated="102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e_conv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table:number-columns-repeated="4"/>
          <table:table-cell table:style-name="ce1" office:value-type="string" calcext:value-type="string">
            <text:p>Train Accuracy</text:p>
          </table:table-cell>
          <table:table-cell table:style-name="ce1" table:number-columns-repeated="5"/>
          <table:table-cell table:style-name="ce1" office:value-type="string" calcext:value-type="string">
            <text:p>Validation Accuracy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2.1228" calcext:value-type="float">
            <text:p>2.12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2143" calcext:value-type="float">
            <text:p>0.21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442" calcext:value-type="float">
            <text:p>1.94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286" calcext:value-type="float">
            <text:p>0.286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8851" calcext:value-type="float">
            <text:p>1.88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269" calcext:value-type="float">
            <text:p>0.32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127" calcext:value-type="float">
            <text:p>1.91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253" calcext:value-type="float">
            <text:p>0.3253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7805" calcext:value-type="float">
            <text:p>1.78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789" calcext:value-type="float">
            <text:p>0.37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635" calcext:value-type="float">
            <text:p>1.76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87" calcext:value-type="float">
            <text:p>0.3787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694" calcext:value-type="float">
            <text:p>1.6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069" calcext:value-type="float">
            <text:p>0.40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581" calcext:value-type="float">
            <text:p>1.858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313" calcext:value-type="float">
            <text:p>0.3313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6284" calcext:value-type="float">
            <text:p>1.62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311" calcext:value-type="float">
            <text:p>0.43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676" calcext:value-type="float">
            <text:p>1.76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47" calcext:value-type="float">
            <text:p>0.3647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5501" calcext:value-type="float">
            <text:p>1.55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64" calcext:value-type="float">
            <text:p>0.4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327" calcext:value-type="float">
            <text:p>1.73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813" calcext:value-type="float">
            <text:p>1.48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871" calcext:value-type="float">
            <text:p>0.48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548" calcext:value-type="float">
            <text:p>1.65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4" calcext:value-type="float">
            <text:p>0.404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036" calcext:value-type="float">
            <text:p>1.40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209" calcext:value-type="float">
            <text:p>0.52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092" calcext:value-type="float">
            <text:p>1.70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3381" calcext:value-type="float">
            <text:p>1.338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457" calcext:value-type="float">
            <text:p>0.54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409" calcext:value-type="float">
            <text:p>1.64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93" calcext:value-type="float">
            <text:p>0.4093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2743" calcext:value-type="float">
            <text:p>1.27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  <draw:frame table:end-cell-address="dense_conv.K29" table:end-x="28.46pt" table:end-y="1.47pt" draw:z-index="0" draw:name="Chart 2" draw:style-name="gr1" draw:text-style-name="P1" svg:width="535.46pt" svg:height="278.28pt" svg:x="33pt" svg:y="6.75pt">
              <loext:p draw:notify-on-update-of-ranges="dense_conv.A2:dense_conv.A101 dense_conv.F1:dense_conv.F1 dense_conv.F2:dense_conv.F101 dense_conv.L1:dense_conv.L1 dense_conv.L2:dense_conv.L10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" office:value-type="float" office:value="0.5563" calcext:value-type="float">
            <text:p>0.55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272" calcext:value-type="float">
            <text:p>1.72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93" calcext:value-type="float">
            <text:p>0.4093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21" calcext:value-type="float">
            <text:p>1.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934" calcext:value-type="float">
            <text:p>0.59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589" calcext:value-type="float">
            <text:p>1.5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51" calcext:value-type="float">
            <text:p>1.1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191" calcext:value-type="float">
            <text:p>0.61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346" calcext:value-type="float">
            <text:p>1.63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13" calcext:value-type="float">
            <text:p>0.4313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0976" calcext:value-type="float">
            <text:p>1.09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386" calcext:value-type="float">
            <text:p>0.63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223" calcext:value-type="float">
            <text:p>1.62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7" calcext:value-type="float">
            <text:p>0.4287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0423" calcext:value-type="float">
            <text:p>1.04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611" calcext:value-type="float">
            <text:p>0.66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536" calcext:value-type="float">
            <text:p>1.65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93" calcext:value-type="float">
            <text:p>0.4393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914" calcext:value-type="float">
            <text:p>0.99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726" calcext:value-type="float">
            <text:p>0.67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621" calcext:value-type="float">
            <text:p>1.66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47" calcext:value-type="float">
            <text:p>0.4347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429" calcext:value-type="float">
            <text:p>0.94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889" calcext:value-type="float">
            <text:p>0.68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5809" calcext:value-type="float">
            <text:p>1.58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607" calcext:value-type="float">
            <text:p>0.4607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997" calcext:value-type="float">
            <text:p>0.8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438" calcext:value-type="float">
            <text:p>1.64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7" calcext:value-type="float">
            <text:p>0.4447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535" calcext:value-type="float">
            <text:p>0.85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157" calcext:value-type="float">
            <text:p>0.71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512" calcext:value-type="float">
            <text:p>1.65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111" calcext:value-type="float">
            <text:p>0.81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451" calcext:value-type="float">
            <text:p>0.74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431" calcext:value-type="float">
            <text:p>1.64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73" calcext:value-type="float">
            <text:p>0.4473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675" calcext:value-type="float">
            <text:p>0.767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557" calcext:value-type="float">
            <text:p>0.75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723" calcext:value-type="float">
            <text:p>1.67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33" calcext:value-type="float">
            <text:p>0.4533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24" calcext:value-type="float">
            <text:p>0.7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749" calcext:value-type="float">
            <text:p>0.77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388" calcext:value-type="float">
            <text:p>1.63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73" calcext:value-type="float">
            <text:p>0.4573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798" calcext:value-type="float">
            <text:p>0.67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871" calcext:value-type="float">
            <text:p>0.78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931" calcext:value-type="float">
            <text:p>1.7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27" calcext:value-type="float">
            <text:p>0.4227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406" calcext:value-type="float">
            <text:p>0.64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026" calcext:value-type="float">
            <text:p>0.80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639" calcext:value-type="float">
            <text:p>1.76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2" calcext:value-type="float">
            <text:p>0.452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052" calcext:value-type="float">
            <text:p>0.605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197" calcext:value-type="float">
            <text:p>0.81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828" calcext:value-type="float">
            <text:p>1.88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2" calcext:value-type="float">
            <text:p>0.432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771" calcext:value-type="float">
            <text:p>0.57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277" calcext:value-type="float">
            <text:p>0.82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489" calcext:value-type="float">
            <text:p>1.84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357" calcext:value-type="float">
            <text:p>0.53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469" calcext:value-type="float">
            <text:p>0.84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477" calcext:value-type="float">
            <text:p>1.84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998" calcext:value-type="float">
            <text:p>0.4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526" calcext:value-type="float">
            <text:p>0.85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56" calcext:value-type="float">
            <text:p>1.9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47" calcext:value-type="float">
            <text:p>0.4347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681" calcext:value-type="float">
            <text:p>0.468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663" calcext:value-type="float">
            <text:p>0.86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465" calcext:value-type="float">
            <text:p>1.946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321" calcext:value-type="float">
            <text:p>0.43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843" calcext:value-type="float">
            <text:p>0.88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891" calcext:value-type="float">
            <text:p>1.98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7" calcext:value-type="float">
            <text:p>0.4427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047" calcext:value-type="float">
            <text:p>0.40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914" calcext:value-type="float">
            <text:p>0.89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608" calcext:value-type="float">
            <text:p>2.060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27" calcext:value-type="float">
            <text:p>0.4327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728" calcext:value-type="float">
            <text:p>0.37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034" calcext:value-type="float">
            <text:p>0.90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2805" calcext:value-type="float">
            <text:p>2.28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456" calcext:value-type="float">
            <text:p>0.34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618" calcext:value-type="float">
            <text:p>2.16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7" calcext:value-type="float">
            <text:p>0.4427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195" calcext:value-type="float">
            <text:p>0.31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223" calcext:value-type="float">
            <text:p>0.92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949" calcext:value-type="float">
            <text:p>2.19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53" calcext:value-type="float">
            <text:p>0.4353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958" calcext:value-type="float">
            <text:p>0.295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251" calcext:value-type="float">
            <text:p>0.92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2882" calcext:value-type="float">
            <text:p>2.28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53" calcext:value-type="float">
            <text:p>0.4353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727" calcext:value-type="float">
            <text:p>0.27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334" calcext:value-type="float">
            <text:p>0.93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3269" calcext:value-type="float">
            <text:p>2.32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7" calcext:value-type="float">
            <text:p>0.4427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447" calcext:value-type="float">
            <text:p>0.24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451" calcext:value-type="float">
            <text:p>0.94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4816" calcext:value-type="float">
            <text:p>2.48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73" calcext:value-type="float">
            <text:p>0.4373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278" calcext:value-type="float">
            <text:p>0.22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5226" calcext:value-type="float">
            <text:p>2.52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6" calcext:value-type="float">
            <text:p>0.416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065" calcext:value-type="float">
            <text:p>0.206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69" calcext:value-type="float">
            <text:p>0.95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4977" calcext:value-type="float">
            <text:p>2.49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67" calcext:value-type="float">
            <text:p>0.4267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889" calcext:value-type="float">
            <text:p>0.18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89" calcext:value-type="float">
            <text:p>0.95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5497" calcext:value-type="float">
            <text:p>2.54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692" calcext:value-type="float">
            <text:p>0.16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37" calcext:value-type="float">
            <text:p>0.96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646" calcext:value-type="float">
            <text:p>2.6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525" calcext:value-type="float">
            <text:p>0.15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51" calcext:value-type="float">
            <text:p>0.97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7395" calcext:value-type="float">
            <text:p>2.73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364" calcext:value-type="float">
            <text:p>0.13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77" calcext:value-type="float">
            <text:p>0.97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8692" calcext:value-type="float">
            <text:p>2.86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7" calcext:value-type="float">
            <text:p>0.4187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166" calcext:value-type="float">
            <text:p>0.11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8516" calcext:value-type="float">
            <text:p>2.85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072" calcext:value-type="float">
            <text:p>0.10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71" calcext:value-type="float">
            <text:p>0.98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0364" calcext:value-type="float">
            <text:p>3.03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73" calcext:value-type="float">
            <text:p>0.4173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938" calcext:value-type="float">
            <text:p>0.09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57" calcext:value-type="float">
            <text:p>0.98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308" calcext:value-type="float">
            <text:p>3.230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7" calcext:value-type="float">
            <text:p>0.4187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831" calcext:value-type="float">
            <text:p>0.08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83" calcext:value-type="float">
            <text:p>0.98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395" calcext:value-type="float">
            <text:p>3.23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7" calcext:value-type="float">
            <text:p>0.4027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724" calcext:value-type="float">
            <text:p>0.07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17" calcext:value-type="float">
            <text:p>0.99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659" calcext:value-type="float">
            <text:p>3.26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73" calcext:value-type="float">
            <text:p>0.4273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638" calcext:value-type="float">
            <text:p>0.06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4" calcext:value-type="float">
            <text:p>0.99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4043" calcext:value-type="float">
            <text:p>3.40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59" calcext:value-type="float">
            <text:p>0.05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46" calcext:value-type="float">
            <text:p>0.99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4735" calcext:value-type="float">
            <text:p>3.47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06" calcext:value-type="float">
            <text:p>0.05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4648" calcext:value-type="float">
            <text:p>3.46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421" calcext:value-type="float">
            <text:p>0.04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4" calcext:value-type="float">
            <text:p>0.99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568" calcext:value-type="float">
            <text:p>3.65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67" calcext:value-type="float">
            <text:p>0.4067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72" calcext:value-type="float">
            <text:p>0.03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817" calcext:value-type="float">
            <text:p>3.68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27" calcext:value-type="float">
            <text:p>0.03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4" calcext:value-type="float">
            <text:p>0.99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9719" calcext:value-type="float">
            <text:p>3.97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67" calcext:value-type="float">
            <text:p>0.3867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7" calcext:value-type="float">
            <text:p>0.99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8401" calcext:value-type="float">
            <text:p>3.84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07" calcext:value-type="float">
            <text:p>0.4107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39" calcext:value-type="float">
            <text:p>0.02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9291" calcext:value-type="float">
            <text:p>3.92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07" calcext:value-type="float">
            <text:p>0.4107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1561" calcext:value-type="float">
            <text:p>4.156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85" calcext:value-type="float">
            <text:p>0.01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19" calcext:value-type="float">
            <text:p>4.3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56" calcext:value-type="float">
            <text:p>0.01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1933" calcext:value-type="float">
            <text:p>4.19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33" calcext:value-type="float">
            <text:p>0.4033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35" calcext:value-type="float">
            <text:p>0.01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097" calcext:value-type="float">
            <text:p>4.30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11" calcext:value-type="float">
            <text:p>0.01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677" calcext:value-type="float">
            <text:p>4.36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12" calcext:value-type="float">
            <text:p>0.01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4237" calcext:value-type="float">
            <text:p>4.42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7" calcext:value-type="float">
            <text:p>0.4027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94" calcext:value-type="float">
            <text:p>0.00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5297" calcext:value-type="float">
            <text:p>4.52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67" calcext:value-type="float">
            <text:p>0.006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671" calcext:value-type="float">
            <text:p>4.76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07" calcext:value-type="float">
            <text:p>0.3907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354" calcext:value-type="float">
            <text:p>4.73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246" calcext:value-type="float">
            <text:p>4.72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73" calcext:value-type="float">
            <text:p>0.4173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62" calcext:value-type="float">
            <text:p>0.00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233" calcext:value-type="float">
            <text:p>4.82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551" calcext:value-type="float">
            <text:p>4.85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53" calcext:value-type="float">
            <text:p>0.4053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984" calcext:value-type="float">
            <text:p>4.89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47" calcext:value-type="float">
            <text:p>0.4047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0037" calcext:value-type="float">
            <text:p>5.00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7" calcext:value-type="float">
            <text:p>0.4027</text:p>
          </table:table-cell>
          <table:table-cell table:number-columns-repeated="10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0311" calcext:value-type="float">
            <text:p>5.03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10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7" calcext:value-type="float">
            <text:p>0.00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397" calcext:value-type="float">
            <text:p>5.13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67" calcext:value-type="float">
            <text:p>0.3967</text:p>
          </table:table-cell>
          <table:table-cell table:number-columns-repeated="10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724" calcext:value-type="float">
            <text:p>5.37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4" calcext:value-type="float">
            <text:p>0.384</text:p>
          </table:table-cell>
          <table:table-cell table:number-columns-repeated="101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364" calcext:value-type="float">
            <text:p>5.33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741" calcext:value-type="float">
            <text:p>5.27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13" calcext:value-type="float">
            <text:p>0.4013</text:p>
          </table:table-cell>
          <table:table-cell table:number-columns-repeated="10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184" calcext:value-type="float">
            <text:p>5.41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712" calcext:value-type="float">
            <text:p>5.37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881" calcext:value-type="float">
            <text:p>5.388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33" calcext:value-type="float">
            <text:p>0.4033</text:p>
          </table:table-cell>
          <table:table-cell table:number-columns-repeated="101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391" calcext:value-type="float">
            <text:p>5.43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9703" calcext:value-type="float">
            <text:p>9.7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046" calcext:value-type="float">
            <text:p>5.5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1" calcext:value-type="float">
            <text:p>0.00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635" calcext:value-type="float">
            <text:p>5.56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53" calcext:value-type="float">
            <text:p>0.4053</text:p>
          </table:table-cell>
          <table:table-cell table:number-columns-repeated="10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78682" calcext:value-type="float">
            <text:p>7.87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182" calcext:value-type="float">
            <text:p>5.61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53" calcext:value-type="float">
            <text:p>0.3953</text:p>
          </table:table-cell>
          <table:table-cell table:number-columns-repeated="10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83377" calcext:value-type="float">
            <text:p>8.3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224" calcext:value-type="float">
            <text:p>5.62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07" calcext:value-type="float">
            <text:p>0.4007</text:p>
          </table:table-cell>
          <table:table-cell table:number-columns-repeated="10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90329" calcext:value-type="float">
            <text:p>9.03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797" calcext:value-type="float">
            <text:p>5.67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4" calcext:value-type="float">
            <text:p>0.394</text:p>
          </table:table-cell>
          <table:table-cell table:number-columns-repeated="10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3438" calcext:value-type="float">
            <text:p>5.3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606" calcext:value-type="float">
            <text:p>5.76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2" calcext:value-type="float">
            <text:p>0.392</text:p>
          </table:table-cell>
          <table:table-cell table:number-columns-repeated="10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4" calcext:value-type="float">
            <text:p>0.00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589" calcext:value-type="float">
            <text:p>5.75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36907" calcext:value-type="float">
            <text:p>3.69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009" calcext:value-type="float">
            <text:p>5.80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4401" calcext:value-type="float">
            <text:p>5.4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183" calcext:value-type="float">
            <text:p>5.81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34968" calcext:value-type="float">
            <text:p>3.5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948" calcext:value-type="float">
            <text:p>5.89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33" calcext:value-type="float">
            <text:p>0.4033</text:p>
          </table:table-cell>
          <table:table-cell table:number-columns-repeated="101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2408" calcext:value-type="float">
            <text:p>5.2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102" calcext:value-type="float">
            <text:p>6.01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27" calcext:value-type="float">
            <text:p>0.3927</text:p>
          </table:table-cell>
          <table:table-cell table:number-columns-repeated="101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1045" calcext:value-type="float">
            <text:p>2.1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592" calcext:value-type="float">
            <text:p>5.95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07" calcext:value-type="float">
            <text:p>0.4007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4433" calcext:value-type="float">
            <text:p>5.4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385" calcext:value-type="float">
            <text:p>6.03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87" calcext:value-type="float">
            <text:p>0.3987</text:p>
          </table:table-cell>
          <table:table-cell table:number-columns-repeated="101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2149" calcext:value-type="float">
            <text:p>2.21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546" calcext:value-type="float">
            <text:p>6.05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13" calcext:value-type="float">
            <text:p>0.4013</text:p>
          </table:table-cell>
          <table:table-cell table:number-columns-repeated="1012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6043" calcext:value-type="float">
            <text:p>2.6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341" calcext:value-type="float">
            <text:p>6.13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4" calcext:value-type="float">
            <text:p>0.404</text:p>
          </table:table-cell>
          <table:table-cell table:number-columns-repeated="1012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1016" calcext:value-type="float">
            <text:p>1.1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702" calcext:value-type="float">
            <text:p>6.27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27" calcext:value-type="float">
            <text:p>0.3927</text:p>
          </table:table-cell>
          <table:table-cell table:number-columns-repeated="1012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2389" calcext:value-type="float">
            <text:p>5.2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327" calcext:value-type="float">
            <text:p>6.13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53" calcext:value-type="float">
            <text:p>0.3953</text:p>
          </table:table-cell>
          <table:table-cell table:number-columns-repeated="1012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6875" calcext:value-type="float">
            <text:p>2.69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618" calcext:value-type="float">
            <text:p>6.16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93" calcext:value-type="float">
            <text:p>0.3893</text:p>
          </table:table-cell>
          <table:table-cell table:number-columns-repeated="1012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64541" calcext:value-type="float">
            <text:p>6.45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044" calcext:value-type="float">
            <text:p>6.204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0298" calcext:value-type="float">
            <text:p>1.03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08" calcext:value-type="float">
            <text:p>6.20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33" calcext:value-type="float">
            <text:p>0.4033</text:p>
          </table:table-cell>
          <table:table-cell table:number-columns-repeated="101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558" calcext:value-type="float">
            <text:p>6.255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07" calcext:value-type="float">
            <text:p>0.4007</text:p>
          </table:table-cell>
          <table:table-cell table:number-columns-repeated="101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1419" calcext:value-type="float">
            <text:p>2.1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606" calcext:value-type="float">
            <text:p>6.26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MAX([.L2:.L101])" office:value-type="float" office:value="0.4607" calcext:value-type="float">
            <text:p>0.460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3" table:formula="of:=AVERAGE([.L2:.L101])" office:value-type="string" office:string-value="0.410584" calcext:value-type="string">
            <text:p>0.410584</text:p>
          </table:table-cell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e_dense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table:number-columns-repeated="4"/>
          <table:table-cell table:style-name="ce1" office:value-type="string" calcext:value-type="string">
            <text:p>Train Accuracy</text:p>
          </table:table-cell>
          <table:table-cell table:style-name="ce1" table:number-columns-repeated="5"/>
          <table:table-cell table:style-name="ce1" office:value-type="string" calcext:value-type="string">
            <text:p>Validation Accuracy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2.0442" calcext:value-type="float">
            <text:p>2.04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2626" calcext:value-type="float">
            <text:p>0.26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567" calcext:value-type="float">
            <text:p>2.056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2607" calcext:value-type="float">
            <text:p>0.2607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7554" calcext:value-type="float">
            <text:p>1.75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78" calcext:value-type="float">
            <text:p>0.3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027" calcext:value-type="float">
            <text:p>1.80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6339" calcext:value-type="float">
            <text:p>1.63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269" calcext:value-type="float">
            <text:p>0.42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256" calcext:value-type="float">
            <text:p>1.72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07" calcext:value-type="float">
            <text:p>0.3907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5445" calcext:value-type="float">
            <text:p>1.54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711" calcext:value-type="float">
            <text:p>0.47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037" calcext:value-type="float">
            <text:p>1.80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725" calcext:value-type="float">
            <text:p>1.47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966" calcext:value-type="float">
            <text:p>0.49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509" calcext:value-type="float">
            <text:p>1.65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27" calcext:value-type="float">
            <text:p>0.4327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029" calcext:value-type="float">
            <text:p>1.40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183" calcext:value-type="float">
            <text:p>0.51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299" calcext:value-type="float">
            <text:p>1.72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3448" calcext:value-type="float">
            <text:p>1.34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454" calcext:value-type="float">
            <text:p>0.54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252" calcext:value-type="float">
            <text:p>1.825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27" calcext:value-type="float">
            <text:p>0.3627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2813" calcext:value-type="float">
            <text:p>1.28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617" calcext:value-type="float">
            <text:p>0.56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678" calcext:value-type="float">
            <text:p>1.76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7" calcext:value-type="float">
            <text:p>0.4187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2157" calcext:value-type="float">
            <text:p>1.21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  <draw:frame table:end-cell-address="dense_dense.K28" table:end-x="28.46pt" table:end-y="1.47pt" draw:z-index="0" draw:name="Chart 3" draw:style-name="gr1" draw:text-style-name="P1" svg:width="535.46pt" svg:height="278.22pt" svg:x="33pt" svg:y="6.8pt">
              <loext:p draw:notify-on-update-of-ranges="dense_dense.A2:dense_dense.A997 dense_dense.F1:dense_dense.F1 dense_dense.F2:dense_dense.F997 dense_dense.L1:dense_dense.L1 dense_dense.L2:dense_dense.L9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" office:value-type="float" office:value="0.5929" calcext:value-type="float">
            <text:p>0.59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112" calcext:value-type="float">
            <text:p>1.71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07" calcext:value-type="float">
            <text:p>0.4307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621" calcext:value-type="float">
            <text:p>1.16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466" calcext:value-type="float">
            <text:p>1.74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47" calcext:value-type="float">
            <text:p>0.414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024" calcext:value-type="float">
            <text:p>1.10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357" calcext:value-type="float">
            <text:p>0.63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556" calcext:value-type="float">
            <text:p>1.75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0549" calcext:value-type="float">
            <text:p>1.05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503" calcext:value-type="float">
            <text:p>0.65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591" calcext:value-type="float">
            <text:p>1.75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27" calcext:value-type="float">
            <text:p>0.4327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875" calcext:value-type="float">
            <text:p>0.987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597" calcext:value-type="float">
            <text:p>1.95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13" calcext:value-type="float">
            <text:p>0.3913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35" calcext:value-type="float">
            <text:p>0.9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003" calcext:value-type="float">
            <text:p>0.70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503" calcext:value-type="float">
            <text:p>1.85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13" calcext:value-type="float">
            <text:p>0.4113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738" calcext:value-type="float">
            <text:p>0.87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191" calcext:value-type="float">
            <text:p>0.71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146" calcext:value-type="float">
            <text:p>2.01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27" calcext:value-type="float">
            <text:p>0.3727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184" calcext:value-type="float">
            <text:p>0.81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429" calcext:value-type="float">
            <text:p>0.74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528" calcext:value-type="float">
            <text:p>2.05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87" calcext:value-type="float">
            <text:p>0.3887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654" calcext:value-type="float">
            <text:p>0.76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583" calcext:value-type="float">
            <text:p>0.75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757" calcext:value-type="float">
            <text:p>2.07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07" calcext:value-type="float">
            <text:p>0.4107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103" calcext:value-type="float">
            <text:p>0.71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831" calcext:value-type="float">
            <text:p>0.78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302" calcext:value-type="float">
            <text:p>2.13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613" calcext:value-type="float">
            <text:p>0.66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977" calcext:value-type="float">
            <text:p>0.79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441" calcext:value-type="float">
            <text:p>2.14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134" calcext:value-type="float">
            <text:p>0.61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151" calcext:value-type="float">
            <text:p>0.81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999" calcext:value-type="float">
            <text:p>2.19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33" calcext:value-type="float">
            <text:p>0.3833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613" calcext:value-type="float">
            <text:p>0.56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311" calcext:value-type="float">
            <text:p>0.83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4402" calcext:value-type="float">
            <text:p>2.44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182" calcext:value-type="float">
            <text:p>0.51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44" calcext:value-type="float">
            <text:p>0.84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3884" calcext:value-type="float">
            <text:p>2.38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33" calcext:value-type="float">
            <text:p>0.3733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786" calcext:value-type="float">
            <text:p>0.47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566" calcext:value-type="float">
            <text:p>0.85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4501" calcext:value-type="float">
            <text:p>2.45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8" calcext:value-type="float">
            <text:p>0.378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378" calcext:value-type="float">
            <text:p>0.43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746" calcext:value-type="float">
            <text:p>0.87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5845" calcext:value-type="float">
            <text:p>2.58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07" calcext:value-type="float">
            <text:p>0.3807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969" calcext:value-type="float">
            <text:p>0.3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92" calcext:value-type="float">
            <text:p>0.8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6406" calcext:value-type="float">
            <text:p>2.64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47" calcext:value-type="float">
            <text:p>0.3847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728" calcext:value-type="float">
            <text:p>0.37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969" calcext:value-type="float">
            <text:p>0.8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8512" calcext:value-type="float">
            <text:p>2.85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33" calcext:value-type="float">
            <text:p>0.3633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457" calcext:value-type="float">
            <text:p>0.34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037" calcext:value-type="float">
            <text:p>0.90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6885" calcext:value-type="float">
            <text:p>2.68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33" calcext:value-type="float">
            <text:p>0.3833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021" calcext:value-type="float">
            <text:p>0.30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189" calcext:value-type="float">
            <text:p>0.91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9067" calcext:value-type="float">
            <text:p>2.906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818" calcext:value-type="float">
            <text:p>0.28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243" calcext:value-type="float">
            <text:p>0.92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0224" calcext:value-type="float">
            <text:p>3.02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4" calcext:value-type="float">
            <text:p>0.364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54" calcext:value-type="float">
            <text:p>0.2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369" calcext:value-type="float">
            <text:p>0.93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0468" calcext:value-type="float">
            <text:p>3.04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87" calcext:value-type="float">
            <text:p>0.3687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237" calcext:value-type="float">
            <text:p>0.22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397" calcext:value-type="float">
            <text:p>0.93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1079" calcext:value-type="float">
            <text:p>3.107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93" calcext:value-type="float">
            <text:p>0.3693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064" calcext:value-type="float">
            <text:p>0.20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474" calcext:value-type="float">
            <text:p>0.94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1907" calcext:value-type="float">
            <text:p>3.19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47" calcext:value-type="float">
            <text:p>0.3647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836" calcext:value-type="float">
            <text:p>0.18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63" calcext:value-type="float">
            <text:p>0.95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368" calcext:value-type="float">
            <text:p>3.3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93" calcext:value-type="float">
            <text:p>0.3493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644" calcext:value-type="float">
            <text:p>0.164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29" calcext:value-type="float">
            <text:p>0.96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3586" calcext:value-type="float">
            <text:p>3.35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512" calcext:value-type="float">
            <text:p>0.15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4" calcext:value-type="float">
            <text:p>0.9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4946" calcext:value-type="float">
            <text:p>3.49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47" calcext:value-type="float">
            <text:p>0.3747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337" calcext:value-type="float">
            <text:p>0.13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69" calcext:value-type="float">
            <text:p>0.96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5348" calcext:value-type="float">
            <text:p>3.53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7" calcext:value-type="float">
            <text:p>0.3587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185" calcext:value-type="float">
            <text:p>0.11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51" calcext:value-type="float">
            <text:p>0.97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722" calcext:value-type="float">
            <text:p>3.67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056" calcext:value-type="float">
            <text:p>0.10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83" calcext:value-type="float">
            <text:p>0.97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7763" calcext:value-type="float">
            <text:p>3.77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87" calcext:value-type="float">
            <text:p>0.3687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97" calcext:value-type="float">
            <text:p>0.0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63" calcext:value-type="float">
            <text:p>0.97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9377" calcext:value-type="float">
            <text:p>3.93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07" calcext:value-type="float">
            <text:p>0.3607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884" calcext:value-type="float">
            <text:p>0.08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06" calcext:value-type="float">
            <text:p>0.98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927" calcext:value-type="float">
            <text:p>3.9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53" calcext:value-type="float">
            <text:p>0.3753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776" calcext:value-type="float">
            <text:p>0.07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46" calcext:value-type="float">
            <text:p>0.98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1217" calcext:value-type="float">
            <text:p>4.12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33" calcext:value-type="float">
            <text:p>0.3533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714" calcext:value-type="float">
            <text:p>0.07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57" calcext:value-type="float">
            <text:p>0.98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2227" calcext:value-type="float">
            <text:p>4.22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67" calcext:value-type="float">
            <text:p>0.3567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74" calcext:value-type="float">
            <text:p>0.98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666" calcext:value-type="float">
            <text:p>4.36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07" calcext:value-type="float">
            <text:p>0.3407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49" calcext:value-type="float">
            <text:p>0.05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2812" calcext:value-type="float">
            <text:p>4.28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7" calcext:value-type="float">
            <text:p>0.3527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34" calcext:value-type="float">
            <text:p>0.05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89" calcext:value-type="float">
            <text:p>0.98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283" calcext:value-type="float">
            <text:p>4.32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13" calcext:value-type="float">
            <text:p>0.3613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444" calcext:value-type="float">
            <text:p>0.044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09" calcext:value-type="float">
            <text:p>0.99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4633" calcext:value-type="float">
            <text:p>4.46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4" calcext:value-type="float">
            <text:p>0.354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98" calcext:value-type="float">
            <text:p>0.03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17" calcext:value-type="float">
            <text:p>0.99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133" calcext:value-type="float">
            <text:p>4.91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393" calcext:value-type="float">
            <text:p>0.3393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422" calcext:value-type="float">
            <text:p>0.04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5416" calcext:value-type="float">
            <text:p>4.54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13" calcext:value-type="float">
            <text:p>0.3513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46" calcext:value-type="float">
            <text:p>0.03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23" calcext:value-type="float">
            <text:p>0.99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182" calcext:value-type="float">
            <text:p>4.71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26" calcext:value-type="float">
            <text:p>0.03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235" calcext:value-type="float">
            <text:p>4.72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7" calcext:value-type="float">
            <text:p>0.3587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59" calcext:value-type="float">
            <text:p>0.02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6" calcext:value-type="float">
            <text:p>0.99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482" calcext:value-type="float">
            <text:p>4.84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38" calcext:value-type="float">
            <text:p>0.338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95" calcext:value-type="float">
            <text:p>0.02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112" calcext:value-type="float">
            <text:p>5.21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333" calcext:value-type="float">
            <text:p>0.3333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61" calcext:value-type="float">
            <text:p>0.026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4" calcext:value-type="float">
            <text:p>0.99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448" calcext:value-type="float">
            <text:p>4.84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16" calcext:value-type="float">
            <text:p>0.02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368" calcext:value-type="float">
            <text:p>4.93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64" calcext:value-type="float">
            <text:p>0.016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7" calcext:value-type="float">
            <text:p>0.99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0365" calcext:value-type="float">
            <text:p>5.036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76" calcext:value-type="float">
            <text:p>0.01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9" calcext:value-type="float">
            <text:p>0.9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0343" calcext:value-type="float">
            <text:p>5.03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6" calcext:value-type="float">
            <text:p>0.366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92" calcext:value-type="float">
            <text:p>0.01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749" calcext:value-type="float">
            <text:p>5.37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33" calcext:value-type="float">
            <text:p>0.02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43" calcext:value-type="float">
            <text:p>0.99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035" calcext:value-type="float">
            <text:p>5.20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93" calcext:value-type="float">
            <text:p>0.3493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45" calcext:value-type="float">
            <text:p>0.01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87" calcext:value-type="float">
            <text:p>5.1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52" calcext:value-type="float">
            <text:p>0.015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9" calcext:value-type="float">
            <text:p>0.9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032" calcext:value-type="float">
            <text:p>5.403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47" calcext:value-type="float">
            <text:p>0.3547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77" calcext:value-type="float">
            <text:p>0.01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49" calcext:value-type="float">
            <text:p>0.99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529" calcext:value-type="float">
            <text:p>5.45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53" calcext:value-type="float">
            <text:p>0.3453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13" calcext:value-type="float">
            <text:p>0.01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4" calcext:value-type="float">
            <text:p>0.99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105" calcext:value-type="float">
            <text:p>5.41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47" calcext:value-type="float">
            <text:p>0.3547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9" calcext:value-type="float">
            <text:p>0.9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996" calcext:value-type="float">
            <text:p>5.4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7" calcext:value-type="float">
            <text:p>0.3527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49" calcext:value-type="float">
            <text:p>0.01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536" calcext:value-type="float">
            <text:p>5.45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86" calcext:value-type="float">
            <text:p>0.00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8" calcext:value-type="float">
            <text:p>5.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07" calcext:value-type="float">
            <text:p>0.3507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21" calcext:value-type="float">
            <text:p>0.01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562" calcext:value-type="float">
            <text:p>5.45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2" calcext:value-type="float">
            <text:p>0.372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17" calcext:value-type="float">
            <text:p>0.01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4" calcext:value-type="float">
            <text:p>0.99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736" calcext:value-type="float">
            <text:p>5.57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13" calcext:value-type="float">
            <text:p>0.3613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802" calcext:value-type="float">
            <text:p>5.58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07" calcext:value-type="float">
            <text:p>0.01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4" calcext:value-type="float">
            <text:p>0.99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246" calcext:value-type="float">
            <text:p>5.62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47" calcext:value-type="float">
            <text:p>0.3547</text:p>
          </table:table-cell>
          <table:table-cell table:number-columns-repeated="10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87" calcext:value-type="float">
            <text:p>0.00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984" calcext:value-type="float">
            <text:p>5.79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87" calcext:value-type="float">
            <text:p>0.3487</text:p>
          </table:table-cell>
          <table:table-cell table:number-columns-repeated="10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89" calcext:value-type="float">
            <text:p>0.00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915" calcext:value-type="float">
            <text:p>6.19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07" calcext:value-type="float">
            <text:p>0.3407</text:p>
          </table:table-cell>
          <table:table-cell table:number-columns-repeated="10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82" calcext:value-type="float">
            <text:p>0.00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049" calcext:value-type="float">
            <text:p>5.80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93" calcext:value-type="float">
            <text:p>0.3493</text:p>
          </table:table-cell>
          <table:table-cell table:number-columns-repeated="101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678" calcext:value-type="float">
            <text:p>5.96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67" calcext:value-type="float">
            <text:p>0.3467</text:p>
          </table:table-cell>
          <table:table-cell table:number-columns-repeated="10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368" calcext:value-type="float">
            <text:p>5.936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07" calcext:value-type="float">
            <text:p>0.3607</text:p>
          </table:table-cell>
          <table:table-cell table:number-columns-repeated="10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629" calcext:value-type="float">
            <text:p>5.86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13" calcext:value-type="float">
            <text:p>0.3613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42" calcext:value-type="float">
            <text:p>0.01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789" calcext:value-type="float">
            <text:p>5.97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27" calcext:value-type="float">
            <text:p>0.3627</text:p>
          </table:table-cell>
          <table:table-cell table:number-columns-repeated="10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2" calcext:value-type="float">
            <text:p>0.003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727" calcext:value-type="float">
            <text:p>5.97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284" calcext:value-type="float">
            <text:p>5.92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906" calcext:value-type="float">
            <text:p>6.09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2" calcext:value-type="float">
            <text:p>0.342</text:p>
          </table:table-cell>
          <table:table-cell table:number-columns-repeated="10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475" calcext:value-type="float">
            <text:p>6.147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27" calcext:value-type="float">
            <text:p>0.3427</text:p>
          </table:table-cell>
          <table:table-cell table:number-columns-repeated="1012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337" calcext:value-type="float">
            <text:p>6.13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73" calcext:value-type="float">
            <text:p>0.3573</text:p>
          </table:table-cell>
          <table:table-cell table:number-columns-repeated="1012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705" calcext:value-type="float">
            <text:p>6.17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2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3588" calcext:value-type="float">
            <text:p>6.35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93" calcext:value-type="float">
            <text:p>0.3493</text:p>
          </table:table-cell>
          <table:table-cell table:number-columns-repeated="101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573" calcext:value-type="float">
            <text:p>6.57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307" calcext:value-type="float">
            <text:p>0.3307</text:p>
          </table:table-cell>
          <table:table-cell table:number-columns-repeated="101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7" calcext:value-type="float">
            <text:p>0.99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512" calcext:value-type="float">
            <text:p>6.15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2" calcext:value-type="float">
            <text:p>0.362</text:p>
          </table:table-cell>
          <table:table-cell table:number-columns-repeated="101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6" calcext:value-type="float">
            <text:p>0.00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058" calcext:value-type="float">
            <text:p>6.205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13" calcext:value-type="float">
            <text:p>0.3513</text:p>
          </table:table-cell>
          <table:table-cell table:number-columns-repeated="101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434" calcext:value-type="float">
            <text:p>6.243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2" calcext:value-type="float">
            <text:p>0.352</text:p>
          </table:table-cell>
          <table:table-cell table:number-columns-repeated="101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3958" calcext:value-type="float">
            <text:p>6.395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07" calcext:value-type="float">
            <text:p>0.3607</text:p>
          </table:table-cell>
          <table:table-cell table:number-columns-repeated="1012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3686" calcext:value-type="float">
            <text:p>6.36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47" calcext:value-type="float">
            <text:p>0.3547</text:p>
          </table:table-cell>
          <table:table-cell table:number-columns-repeated="1012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3349" calcext:value-type="float">
            <text:p>6.33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493" calcext:value-type="float">
            <text:p>0.3493</text:p>
          </table:table-cell>
          <table:table-cell table:number-columns-repeated="1012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3757" calcext:value-type="float">
            <text:p>6.37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653" calcext:value-type="float">
            <text:p>0.3653</text:p>
          </table:table-cell>
          <table:table-cell table:number-columns-repeated="1012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93" calcext:value-type="float">
            <text:p>0.00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4145" calcext:value-type="float">
            <text:p>6.41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MAX([.L2:.L93])" office:value-type="float" office:value="0.4327" calcext:value-type="float">
            <text:p>0.432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2:.L93])" office:value-type="float" office:value="0.365620652173913" calcext:value-type="float">
            <text:p>0.3656206522</text:p>
          </table:table-cell>
          <table:table-cell table:number-columns-repeated="1012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e_conv_dense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table:number-columns-repeated="4"/>
          <table:table-cell table:style-name="ce1" office:value-type="string" calcext:value-type="string">
            <text:p>Train Accuracy</text:p>
          </table:table-cell>
          <table:table-cell table:style-name="ce1" table:number-columns-repeated="5"/>
          <table:table-cell table:style-name="ce1" office:value-type="string" calcext:value-type="string">
            <text:p>Validation Accuracy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2.0363" calcext:value-type="float">
            <text:p>2.03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2523" calcext:value-type="float">
            <text:p>0.25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207" calcext:value-type="float">
            <text:p>1.92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173" calcext:value-type="float">
            <text:p>0.3173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7456" calcext:value-type="float">
            <text:p>1.74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69" calcext:value-type="float">
            <text:p>1.7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33" calcext:value-type="float">
            <text:p>0.3833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5799" calcext:value-type="float">
            <text:p>1.57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457" calcext:value-type="float">
            <text:p>0.44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851" calcext:value-type="float">
            <text:p>1.68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87" calcext:value-type="float">
            <text:p>0.3887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479" calcext:value-type="float">
            <text:p>1.447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926" calcext:value-type="float">
            <text:p>0.49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462" calcext:value-type="float">
            <text:p>1.84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8" calcext:value-type="float">
            <text:p>0.358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3195" calcext:value-type="float">
            <text:p>1.31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389" calcext:value-type="float">
            <text:p>0.53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382" calcext:value-type="float">
            <text:p>1.63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73" calcext:value-type="float">
            <text:p>0.4173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891" calcext:value-type="float">
            <text:p>1.18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522" calcext:value-type="float">
            <text:p>1.75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0713" calcext:value-type="float">
            <text:p>1.07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357" calcext:value-type="float">
            <text:p>0.63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28" calcext:value-type="float">
            <text:p>1.8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13" calcext:value-type="float">
            <text:p>0.3913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476" calcext:value-type="float">
            <text:p>0.94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897" calcext:value-type="float">
            <text:p>0.68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492" calcext:value-type="float">
            <text:p>1.74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27" calcext:value-type="float">
            <text:p>0.4127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486" calcext:value-type="float">
            <text:p>0.84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174" calcext:value-type="float">
            <text:p>0.71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45" calcext:value-type="float">
            <text:p>1.7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47" calcext:value-type="float">
            <text:p>0.4347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374" calcext:value-type="float">
            <text:p>0.73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651" calcext:value-type="float">
            <text:p>0.76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706" calcext:value-type="float">
            <text:p>1.67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87" calcext:value-type="float">
            <text:p>0.458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515" calcext:value-type="float">
            <text:p>0.65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009" calcext:value-type="float">
            <text:p>0.80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907" calcext:value-type="float">
            <text:p>1.79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07" calcext:value-type="float">
            <text:p>0.4507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535" calcext:value-type="float">
            <text:p>0.55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32" calcext:value-type="float">
            <text:p>0.83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741" calcext:value-type="float">
            <text:p>1.87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53" calcext:value-type="float">
            <text:p>0.4353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691" calcext:value-type="float">
            <text:p>0.46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569" calcext:value-type="float">
            <text:p>0.85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214" calcext:value-type="float">
            <text:p>1.92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6" calcext:value-type="float">
            <text:p>0.456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947" calcext:value-type="float">
            <text:p>0.39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911" calcext:value-type="float">
            <text:p>0.89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692" calcext:value-type="float">
            <text:p>2.06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241" calcext:value-type="float">
            <text:p>0.32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149" calcext:value-type="float">
            <text:p>0.91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069" calcext:value-type="float">
            <text:p>2.10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67" calcext:value-type="float">
            <text:p>0.4567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oss:</text:p>
            <draw:frame table:end-cell-address="dense_conv_dense.H34" table:end-x="7.46pt" table:end-y="13.46pt" draw:z-index="0" draw:name="Chart 4" draw:style-name="gr1" draw:text-style-name="P1" svg:width="535.46pt" svg:height="278.25pt" svg:x="11.99pt" svg:y="3pt">
              <loext:p draw:notify-on-update-of-ranges="dense_conv_dense.A2:dense_conv_dense.A997 dense_conv_dense.F1:dense_conv_dense.F1 dense_conv_dense.F2:dense_conv_dense.F997 dense_conv_dense.L1:dense_conv_dense.L1 dense_conv_dense.L2:dense_conv_dense.L99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" office:value-type="float" office:value="0.2619" calcext:value-type="float">
            <text:p>0.26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306" calcext:value-type="float">
            <text:p>0.93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3136" calcext:value-type="float">
            <text:p>2.31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13" calcext:value-type="float">
            <text:p>0.4413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05" calcext:value-type="float">
            <text:p>0.2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03" calcext:value-type="float">
            <text:p>0.95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4562" calcext:value-type="float">
            <text:p>2.45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67" calcext:value-type="float">
            <text:p>0.4267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628" calcext:value-type="float">
            <text:p>0.16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23" calcext:value-type="float">
            <text:p>0.96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5282" calcext:value-type="float">
            <text:p>2.52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281" calcext:value-type="float">
            <text:p>0.128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17" calcext:value-type="float">
            <text:p>0.97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7696" calcext:value-type="float">
            <text:p>2.76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912" calcext:value-type="float">
            <text:p>0.09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63" calcext:value-type="float">
            <text:p>0.98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193" calcext:value-type="float">
            <text:p>3.21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53" calcext:value-type="float">
            <text:p>0.4253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735" calcext:value-type="float">
            <text:p>0.07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54" calcext:value-type="float">
            <text:p>0.98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9659" calcext:value-type="float">
            <text:p>2.96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7" calcext:value-type="float">
            <text:p>0.4427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61" calcext:value-type="float">
            <text:p>0.056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11" calcext:value-type="float">
            <text:p>0.99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76" calcext:value-type="float">
            <text:p>3.2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13" calcext:value-type="float">
            <text:p>0.4413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91" calcext:value-type="float">
            <text:p>0.03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49" calcext:value-type="float">
            <text:p>0.99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4259" calcext:value-type="float">
            <text:p>3.42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47" calcext:value-type="float">
            <text:p>0.4147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38" calcext:value-type="float">
            <text:p>0.03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7" calcext:value-type="float">
            <text:p>0.99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3375" calcext:value-type="float">
            <text:p>3.337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32" calcext:value-type="float">
            <text:p>0.023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285" calcext:value-type="float">
            <text:p>3.62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33" calcext:value-type="float">
            <text:p>0.4433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89" calcext:value-type="float">
            <text:p>0.01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9" calcext:value-type="float">
            <text:p>0.99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842" calcext:value-type="float">
            <text:p>3.68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814" calcext:value-type="float">
            <text:p>3.8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23" calcext:value-type="float">
            <text:p>0.01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0573" calcext:value-type="float">
            <text:p>4.057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1" calcext:value-type="float">
            <text:p>0.99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0133" calcext:value-type="float">
            <text:p>4.01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67" calcext:value-type="float">
            <text:p>0.4567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78" calcext:value-type="float">
            <text:p>0.00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7" calcext:value-type="float">
            <text:p>0.99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1985" calcext:value-type="float">
            <text:p>4.19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7" calcext:value-type="float">
            <text:p>0.4447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2547" calcext:value-type="float">
            <text:p>4.25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4811" calcext:value-type="float">
            <text:p>4.48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93" calcext:value-type="float">
            <text:p>0.4293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69" calcext:value-type="float">
            <text:p>0.006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3603" calcext:value-type="float">
            <text:p>4.36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27" calcext:value-type="float">
            <text:p>0.4527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5576" calcext:value-type="float">
            <text:p>4.55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67" calcext:value-type="float">
            <text:p>0.4467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633" calcext:value-type="float">
            <text:p>5.16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93" calcext:value-type="float">
            <text:p>0.3993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8" calcext:value-type="float">
            <text:p>0.003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6194" calcext:value-type="float">
            <text:p>4.61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13" calcext:value-type="float">
            <text:p>0.4413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6725" calcext:value-type="float">
            <text:p>4.67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73" calcext:value-type="float">
            <text:p>0.4473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5" calcext:value-type="float">
            <text:p>0.00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301" calcext:value-type="float">
            <text:p>4.83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27" calcext:value-type="float">
            <text:p>0.4327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159" calcext:value-type="float">
            <text:p>4.815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13" calcext:value-type="float">
            <text:p>0.4413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42" calcext:value-type="float">
            <text:p>0.00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695" calcext:value-type="float">
            <text:p>4.96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73" calcext:value-type="float">
            <text:p>0.4373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5" calcext:value-type="float">
            <text:p>0.00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055" calcext:value-type="float">
            <text:p>5.0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07" calcext:value-type="float">
            <text:p>0.4307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3" calcext:value-type="float">
            <text:p>0.9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757" calcext:value-type="float">
            <text:p>4.97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93" calcext:value-type="float">
            <text:p>0.4493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73367" calcext:value-type="float">
            <text:p>7.3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314" calcext:value-type="float">
            <text:p>5.13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195" calcext:value-type="float">
            <text:p>5.21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67" calcext:value-type="float">
            <text:p>0.4467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5" calcext:value-type="float">
            <text:p>0.00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899" calcext:value-type="float">
            <text:p>5.189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07" calcext:value-type="float">
            <text:p>0.4507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40498" calcext:value-type="float">
            <text:p>4.05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046" calcext:value-type="float">
            <text:p>5.20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53" calcext:value-type="float">
            <text:p>0.4453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2" calcext:value-type="float">
            <text:p>0.00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7" calcext:value-type="float">
            <text:p>5.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7" calcext:value-type="float">
            <text:p>0.4447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4" calcext:value-type="float">
            <text:p>0.00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476" calcext:value-type="float">
            <text:p>5.44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121" calcext:value-type="float">
            <text:p>5.31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7" calcext:value-type="float">
            <text:p>0.00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966" calcext:value-type="float">
            <text:p>5.39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1" calcext:value-type="float">
            <text:p>0.99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23" calcext:value-type="float">
            <text:p>5.3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6" calcext:value-type="float">
            <text:p>0.00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16" calcext:value-type="float">
            <text:p>5.4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47" calcext:value-type="float">
            <text:p>0.4347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82807" calcext:value-type="float">
            <text:p>8.28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191" calcext:value-type="float">
            <text:p>5.519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87" calcext:value-type="float">
            <text:p>0.4387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931" calcext:value-type="float">
            <text:p>5.4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6" calcext:value-type="float">
            <text:p>0.436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9" calcext:value-type="float">
            <text:p>0.00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194" calcext:value-type="float">
            <text:p>5.41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7777" calcext:value-type="float">
            <text:p>1.78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323" calcext:value-type="float">
            <text:p>5.53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46264" calcext:value-type="float">
            <text:p>4.63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119" calcext:value-type="float">
            <text:p>5.611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53" calcext:value-type="float">
            <text:p>0.4453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471" calcext:value-type="float">
            <text:p>1.47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377" calcext:value-type="float">
            <text:p>5.537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93" calcext:value-type="float">
            <text:p>0.4493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34619" calcext:value-type="float">
            <text:p>3.46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5788" calcext:value-type="float">
            <text:p>5.57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27" calcext:value-type="float">
            <text:p>0.4527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4" calcext:value-type="float">
            <text:p>0.99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714" calcext:value-type="float">
            <text:p>5.67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51022" calcext:value-type="float">
            <text:p>5.1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951" calcext:value-type="float">
            <text:p>5.79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13" calcext:value-type="float">
            <text:p>0.4413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43107" calcext:value-type="float">
            <text:p>4.31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722" calcext:value-type="float">
            <text:p>5.67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67" calcext:value-type="float">
            <text:p>0.4467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16684" calcext:value-type="float">
            <text:p>1.67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204" calcext:value-type="float">
            <text:p>5.72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4" calcext:value-type="float">
            <text:p>0.444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35112" calcext:value-type="float">
            <text:p>3.51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7402" calcext:value-type="float">
            <text:p>5.74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87" calcext:value-type="float">
            <text:p>0.4387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3956" calcext:value-type="float">
            <text:p>1.40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696" calcext:value-type="float">
            <text:p>5.6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07" calcext:value-type="float">
            <text:p>0.4507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62027" calcext:value-type="float">
            <text:p>6.20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024" calcext:value-type="float">
            <text:p>5.802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" calcext:value-type="float">
            <text:p>0.442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579" calcext:value-type="float">
            <text:p>5.857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48294" calcext:value-type="float">
            <text:p>4.83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8305" calcext:value-type="float">
            <text:p>5.83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87" calcext:value-type="float">
            <text:p>0.4387</text:p>
          </table:table-cell>
          <table:table-cell table:number-columns-repeated="101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29089" calcext:value-type="float">
            <text:p>2.91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08" calcext:value-type="float">
            <text:p>5.90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73" calcext:value-type="float">
            <text:p>0.4373</text:p>
          </table:table-cell>
          <table:table-cell table:number-columns-repeated="1012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083" calcext:value-type="float">
            <text:p>5.90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7" calcext:value-type="float">
            <text:p>0.4287</text:p>
          </table:table-cell>
          <table:table-cell table:number-columns-repeated="1012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20068" calcext:value-type="float">
            <text:p>2.01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617" calcext:value-type="float">
            <text:p>5.96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33" calcext:value-type="float">
            <text:p>0.4333</text:p>
          </table:table-cell>
          <table:table-cell table:number-columns-repeated="1012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11381" calcext:value-type="float">
            <text:p>1.14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504" calcext:value-type="float">
            <text:p>5.95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67" calcext:value-type="float">
            <text:p>0.4467</text:p>
          </table:table-cell>
          <table:table-cell table:number-columns-repeated="1012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35996" calcext:value-type="float">
            <text:p>3.60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9762" calcext:value-type="float">
            <text:p>5.97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8" calcext:value-type="float">
            <text:p>0.448</text:p>
          </table:table-cell>
          <table:table-cell table:number-columns-repeated="1012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035468" calcext:value-type="float">
            <text:p>3.55E-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021" calcext:value-type="float">
            <text:p>6.00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6" calcext:value-type="float">
            <text:p>0.446</text:p>
          </table:table-cell>
          <table:table-cell table:number-columns-repeated="1012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52569" calcext:value-type="float">
            <text:p>5.26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0211" calcext:value-type="float">
            <text:p>6.02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07" calcext:value-type="float">
            <text:p>0.4407</text:p>
          </table:table-cell>
          <table:table-cell table:number-columns-repeated="1012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59776" calcext:value-type="float">
            <text:p>5.98E-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472" calcext:value-type="float">
            <text:p>6.14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101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34248" calcext:value-type="float">
            <text:p>3.42E-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784" calcext:value-type="float">
            <text:p>6.27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13" calcext:value-type="float">
            <text:p>0.4313</text:p>
          </table:table-cell>
          <table:table-cell table:number-columns-repeated="101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9" calcext:value-type="float">
            <text:p>0.99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267" calcext:value-type="float">
            <text:p>6.126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53" calcext:value-type="float">
            <text:p>0.4353</text:p>
          </table:table-cell>
          <table:table-cell table:number-columns-repeated="1012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loss:</text:p>
          </table:table-cell>
          <table:table-cell table:style-name="ce2" office:value-type="float" office:value="0.00000062673" calcext:value-type="float">
            <text:p>6.27E-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1928" calcext:value-type="float">
            <text:p>6.19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33" calcext:value-type="float">
            <text:p>0.4333</text:p>
          </table:table-cell>
          <table:table-cell table:number-columns-repeated="1012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12" calcext:value-type="float">
            <text:p>0.00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97" calcext:value-type="float">
            <text:p>0.99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6.2072" calcext:value-type="float">
            <text:p>6.207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07" calcext:value-type="float">
            <text:p>0.4407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10"/>
          <table:table-cell table:formula="of:=MAX([.L2:.L81])" office:value-type="float" office:value="0.4587" calcext:value-type="float">
            <text:p>0.4587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10"/>
          <table:table-cell table:formula="of:=AVERAGE([.L2:.L81])" office:value-type="float" office:value="0.43585125" calcext:value-type="float">
            <text:p>0.43585125</text:p>
          </table:table-cell>
          <table:table-cell table:number-columns-repeated="1012"/>
        </table:table-row>
        <table:table-row table:style-name="ro1" table:number-rows-repeated="10">
          <table:table-cell table:style-name="ce1"/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e_dense_conv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poch</text:p>
          </table:table-cell>
          <table:table-cell table:style-name="ce1" table:number-columns-repeated="4"/>
          <table:table-cell table:style-name="ce1" office:value-type="string" calcext:value-type="string">
            <text:p>Train Accuracy</text:p>
          </table:table-cell>
          <table:table-cell table:style-name="ce1" table:number-columns-repeated="5"/>
          <table:table-cell table:style-name="ce1" office:value-type="string" calcext:value-type="string">
            <text:p>Validation Accuracy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2.0818" calcext:value-type="float">
            <text:p>2.08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2246" calcext:value-type="float">
            <text:p>0.22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9828" calcext:value-type="float">
            <text:p>1.98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187" calcext:value-type="float">
            <text:p>0.3187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8246" calcext:value-type="float">
            <text:p>1.82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609" calcext:value-type="float">
            <text:p>0.36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392" calcext:value-type="float">
            <text:p>1.83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56" calcext:value-type="float">
            <text:p>0.356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7236" calcext:value-type="float">
            <text:p>1.72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3883" calcext:value-type="float">
            <text:p>0.38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74" calcext:value-type="float">
            <text:p>1.7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53" calcext:value-type="float">
            <text:p>0.3853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6482" calcext:value-type="float">
            <text:p>1.648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214" calcext:value-type="float">
            <text:p>0.42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586" calcext:value-type="float">
            <text:p>1.75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33" calcext:value-type="float">
            <text:p>0.3833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593" calcext:value-type="float">
            <text:p>1.5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394" calcext:value-type="float">
            <text:p>0.43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702" calcext:value-type="float">
            <text:p>1.67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5318" calcext:value-type="float">
            <text:p>1.531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669" calcext:value-type="float">
            <text:p>0.4669</text:p>
            <draw:frame table:end-cell-address="dense_dense_conv.L25" table:end-x="8.96pt" table:end-y="8.22pt" draw:z-index="0" draw:name="Chart 5" draw:style-name="gr1" draw:text-style-name="P1" svg:width="535.46pt" svg:height="278.19pt" svg:x="13.49pt" svg:y="13.55pt">
              <loext:p draw:notify-on-update-of-ranges="dense_dense_conv.A2:dense_dense_conv.A997 dense_dense_conv.F1:dense_dense_conv.F1 dense_dense_conv.F2:dense_dense_conv.F997 dense_dense_conv.L1:dense_dense_conv.L1 dense_dense_conv.L2:dense_dense_conv.L99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409" calcext:value-type="float">
            <text:p>1.74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743" calcext:value-type="float">
            <text:p>1.47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4906" calcext:value-type="float">
            <text:p>0.49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647" calcext:value-type="float">
            <text:p>1.66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7" calcext:value-type="float">
            <text:p>0.4187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4043" calcext:value-type="float">
            <text:p>1.40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183" calcext:value-type="float">
            <text:p>0.51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201" calcext:value-type="float">
            <text:p>1.62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7" calcext:value-type="float">
            <text:p>0.4287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3255" calcext:value-type="float">
            <text:p>1.32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466" calcext:value-type="float">
            <text:p>0.54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135" calcext:value-type="float">
            <text:p>1.61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07" calcext:value-type="float">
            <text:p>0.4407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2498" calcext:value-type="float">
            <text:p>1.24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74" calcext:value-type="float">
            <text:p>0.5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592" calcext:value-type="float">
            <text:p>1.659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7" calcext:value-type="float">
            <text:p>0.4287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786" calcext:value-type="float">
            <text:p>1.17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5983" calcext:value-type="float">
            <text:p>0.59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227" calcext:value-type="float">
            <text:p>1.622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67" calcext:value-type="float">
            <text:p>0.4367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1041" calcext:value-type="float">
            <text:p>1.10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194" calcext:value-type="float">
            <text:p>0.61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15" calcext:value-type="float">
            <text:p>1.6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93" calcext:value-type="float">
            <text:p>0.4393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1.0388" calcext:value-type="float">
            <text:p>1.038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48" calcext:value-type="float">
            <text:p>0.6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361" calcext:value-type="float">
            <text:p>1.636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33" calcext:value-type="float">
            <text:p>0.4433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635" calcext:value-type="float">
            <text:p>0.963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6751" calcext:value-type="float">
            <text:p>0.67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6101" calcext:value-type="float">
            <text:p>1.61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8" calcext:value-type="float">
            <text:p>0.438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9005" calcext:value-type="float">
            <text:p>0.90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066" calcext:value-type="float">
            <text:p>0.70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474" calcext:value-type="float">
            <text:p>1.74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93" calcext:value-type="float">
            <text:p>0.4393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8331" calcext:value-type="float">
            <text:p>0.83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211" calcext:value-type="float">
            <text:p>0.72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7504" calcext:value-type="float">
            <text:p>1.75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737" calcext:value-type="float">
            <text:p>0.77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374" calcext:value-type="float">
            <text:p>0.73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421" calcext:value-type="float">
            <text:p>1.84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7" calcext:value-type="float">
            <text:p>0.4287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7095" calcext:value-type="float">
            <text:p>0.70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714" calcext:value-type="float">
            <text:p>0.771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836" calcext:value-type="float">
            <text:p>1.883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6483" calcext:value-type="float">
            <text:p>0.64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7897" calcext:value-type="float">
            <text:p>0.78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1.8725" calcext:value-type="float">
            <text:p>1.87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427" calcext:value-type="float">
            <text:p>0.4427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922" calcext:value-type="float">
            <text:p>0.59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094" calcext:value-type="float">
            <text:p>0.80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028" calcext:value-type="float">
            <text:p>2.102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07" calcext:value-type="float">
            <text:p>0.4307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5412" calcext:value-type="float">
            <text:p>0.541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283" calcext:value-type="float">
            <text:p>0.82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1104" calcext:value-type="float">
            <text:p>2.11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67" calcext:value-type="float">
            <text:p>0.4367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83" calcext:value-type="float">
            <text:p>0.4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48" calcext:value-type="float">
            <text:p>0.8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0793" calcext:value-type="float">
            <text:p>2.079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353" calcext:value-type="float">
            <text:p>0.4353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4245" calcext:value-type="float">
            <text:p>0.42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783" calcext:value-type="float">
            <text:p>0.878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3255" calcext:value-type="float">
            <text:p>2.32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13" calcext:value-type="float">
            <text:p>0.4213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8866" calcext:value-type="float">
            <text:p>0.88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3232" calcext:value-type="float">
            <text:p>2.323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73" calcext:value-type="float">
            <text:p>0.4273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3309" calcext:value-type="float">
            <text:p>0.33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003" calcext:value-type="float">
            <text:p>0.90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616" calcext:value-type="float">
            <text:p>2.6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6" calcext:value-type="float">
            <text:p>0.426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901" calcext:value-type="float">
            <text:p>0.290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22" calcext:value-type="float">
            <text:p>0.9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5603" calcext:value-type="float">
            <text:p>2.560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8" calcext:value-type="float">
            <text:p>0.428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558" calcext:value-type="float">
            <text:p>0.255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289" calcext:value-type="float">
            <text:p>0.92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9066" calcext:value-type="float">
            <text:p>2.90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47" calcext:value-type="float">
            <text:p>0.4147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2121" calcext:value-type="float">
            <text:p>0.212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2.831" calcext:value-type="float">
            <text:p>2.8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73" calcext:value-type="float">
            <text:p>0.4273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845" calcext:value-type="float">
            <text:p>0.184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09" calcext:value-type="float">
            <text:p>0.950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0154" calcext:value-type="float">
            <text:p>3.01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623" calcext:value-type="float">
            <text:p>0.16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546" calcext:value-type="float">
            <text:p>0.95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022" calcext:value-type="float">
            <text:p>3.20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87" calcext:value-type="float">
            <text:p>0.4187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357" calcext:value-type="float">
            <text:p>0.13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643" calcext:value-type="float">
            <text:p>0.964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2642" calcext:value-type="float">
            <text:p>3.264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227" calcext:value-type="float">
            <text:p>0.4227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57" calcext:value-type="float">
            <text:p>0.97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3048" calcext:value-type="float">
            <text:p>3.30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47" calcext:value-type="float">
            <text:p>0.4147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863" calcext:value-type="float">
            <text:p>0.08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5295" calcext:value-type="float">
            <text:p>3.529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53" calcext:value-type="float">
            <text:p>0.4153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823" calcext:value-type="float">
            <text:p>0.082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6448" calcext:value-type="float">
            <text:p>3.644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6" calcext:value-type="float">
            <text:p>0.406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75" calcext:value-type="float">
            <text:p>0.057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06" calcext:value-type="float">
            <text:p>0.99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8715" calcext:value-type="float">
            <text:p>3.871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516" calcext:value-type="float">
            <text:p>0.051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897" calcext:value-type="float">
            <text:p>0.98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3.9785" calcext:value-type="float">
            <text:p>3.978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446" calcext:value-type="float">
            <text:p>0.04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11" calcext:value-type="float">
            <text:p>0.99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0817" calcext:value-type="float">
            <text:p>4.081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87" calcext:value-type="float">
            <text:p>0.4087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49" calcext:value-type="float">
            <text:p>0.0349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1106" calcext:value-type="float">
            <text:p>4.110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53" calcext:value-type="float">
            <text:p>0.4153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307" calcext:value-type="float">
            <text:p>0.03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1" calcext:value-type="float">
            <text:p>0.99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4007" calcext:value-type="float">
            <text:p>4.400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13" calcext:value-type="float">
            <text:p>0.3913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46" calcext:value-type="float">
            <text:p>0.994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4394" calcext:value-type="float">
            <text:p>4.439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93" calcext:value-type="float">
            <text:p>0.4193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22" calcext:value-type="float">
            <text:p>0.022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1" calcext:value-type="float">
            <text:p>0.995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6065" calcext:value-type="float">
            <text:p>4.606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73" calcext:value-type="float">
            <text:p>0.4073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226" calcext:value-type="float">
            <text:p>0.02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37" calcext:value-type="float">
            <text:p>0.993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173" calcext:value-type="float">
            <text:p>4.817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873" calcext:value-type="float">
            <text:p>0.3873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78" calcext:value-type="float">
            <text:p>5.27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74" calcext:value-type="float">
            <text:p>0.374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57" calcext:value-type="float">
            <text:p>0.995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7733" calcext:value-type="float">
            <text:p>4.773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52" calcext:value-type="float">
            <text:p>0.015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8171" calcext:value-type="float">
            <text:p>4.817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153" calcext:value-type="float">
            <text:p>0.4153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484" calcext:value-type="float">
            <text:p>4.948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8" calcext:value-type="float">
            <text:p>0.408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05" calcext:value-type="float">
            <text:p>0.010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3" calcext:value-type="float">
            <text:p>0.9963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4.9287" calcext:value-type="float">
            <text:p>4.928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67" calcext:value-type="float">
            <text:p>0.4067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97" calcext:value-type="float">
            <text:p>0.009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74" calcext:value-type="float">
            <text:p>0.99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326" calcext:value-type="float">
            <text:p>5.332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41" calcext:value-type="float">
            <text:p>0.014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6" calcext:value-type="float">
            <text:p>0.99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1762" calcext:value-type="float">
            <text:p>5.176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007" calcext:value-type="float">
            <text:p>0.4007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31" calcext:value-type="float">
            <text:p>0.013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6" calcext:value-type="float">
            <text:p>0.996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004" calcext:value-type="float">
            <text:p>5.200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8" calcext:value-type="float">
            <text:p>0.398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6" calcext:value-type="float">
            <text:p>0.998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2755" calcext:value-type="float">
            <text:p>5.2755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102" calcext:value-type="float">
            <text:p>0.0102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4056" calcext:value-type="float">
            <text:p>5.4056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53" calcext:value-type="float">
            <text:p>0.3953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loss: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acc:</text:p>
          </table:table-cell>
          <table:table-cell table:style-name="ce1" office:value-type="float" office:value="0.998" calcext:value-type="float">
            <text:p>0.998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loss:</text:p>
          </table:table-cell>
          <table:table-cell table:style-name="ce1" office:value-type="float" office:value="5.3147" calcext:value-type="float">
            <text:p>5.3147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val_acc:</text:p>
          </table:table-cell>
          <table:table-cell table:style-name="ce1" office:value-type="float" office:value="0.3973" calcext:value-type="float">
            <text:p>0.3973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10"/>
          <table:table-cell table:formula="of:=MAX([.L2:.L54])" office:value-type="float" office:value="0.4433" calcext:value-type="float">
            <text:p>0.4433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10"/>
          <table:table-cell table:formula="of:=AVERAGE([.L2:.L54])" office:value-type="float" office:value="0.413067924528302" calcext:value-type="float">
            <text:p>0.4130679245</text:p>
          </table:table-cell>
          <table:table-cell table:number-columns-repeated="1012"/>
        </table:table-row>
        <table:table-row table:style-name="ro1" table:number-rows-repeated="37">
          <table:table-cell table:style-name="ce1"/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0:11:32.474100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e_5f_conv" style:display-name="PageStyle_dense_co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e_5f_dense" style:display-name="PageStyle_dense_d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e_5f_conv_5f_dense" style:display-name="PageStyle_dense_conv_d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nse_5f_dense_5f_conv" style:display-name="PageStyle_dense_dense_con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09T00:11:50.883116811</dc:date>
    <meta:editing-duration>PT18S</meta:editing-duration>
    <meta:editing-cycles>1</meta:editing-cycles>
    <meta:document-statistic meta:table-count="5" meta:cell-count="417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8.891cm" svg:height="9.814cm" xlink:href=".." xlink:type="simple" chart:class="chart:line" chart:style-name="ch1">
        <chart:plot-area chart:style-name="ch2" table:cell-range-address="graph.A1:graph.B100" chart:data-source-has-labels="column" svg:x="0.377cm" svg:y="0.196cm" svg:width="18.137cm" svg:height="9.422cm">
          <chartooo:coordinate-region svg:x="1.369cm" svg:y="0.196cm" svg:width="17.145cm" svg:height="8.299cm"/>
          <chart:axis chart:dimension="x" chart:name="primary-x" chart:style-name="ch3" chartooo:axis-type="text">
            <chart:categories table:cell-range-address="graph.A1:graph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aph.A1:graph.A100</svg:desc>
                </draw:g>
              </table:table-cell>
              <table:table-cell office:value-type="float" office:value="7730.07935179855">
                <text:p>7730.07935179855</text:p>
                <draw:g>
                  <svg:desc>graph.B1:graph.B10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434.40599589832">
                <text:p>7434.405995898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06.30338922615">
                <text:p>7206.303389226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997.21191502192">
                <text:p>6997.211915021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875.78265304929">
                <text:p>6875.782653049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715.27520873862">
                <text:p>6715.275208738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94.52763446404">
                <text:p>6594.527634464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15.23042507195">
                <text:p>6515.230425071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19.75325474501">
                <text:p>6419.753254745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52.43963627846">
                <text:p>6352.439636278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84.80325538273">
                <text:p>6284.8032553827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19.9888401134">
                <text:p>6219.988840113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161.01697543831">
                <text:p>6161.016975438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128.77187420915">
                <text:p>6128.771874209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071.71179611615">
                <text:p>6071.7117961161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022.78749909535">
                <text:p>6022.787499095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89.80852145037">
                <text:p>5989.808521450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961.85114297536">
                <text:p>5961.851142975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929.6350879991">
                <text:p>5929.63508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888.7586297796">
                <text:p>5888.75862977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856.73453149607">
                <text:p>5856.734531496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832.17826800583">
                <text:p>5832.1782680058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801.7286790736">
                <text:p>5801.72867907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776.29244247838">
                <text:p>5776.292442478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760.80554986302">
                <text:p>5760.805549863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735.43181814716">
                <text:p>5735.431818147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711.36857595474">
                <text:p>5711.3685759547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682.34059755202">
                <text:p>5682.340597552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673.39644050278">
                <text:p>5673.396440502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654.24546746606">
                <text:p>5654.2454674660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627.28980500839">
                <text:p>5627.289805008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601.66616692333">
                <text:p>5601.6661669233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595.9125332635">
                <text:p>5595.912533263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5572.54055083738">
                <text:p>5572.5405508373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554.6151753359">
                <text:p>5554.615175335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5527.82062780982">
                <text:p>5527.82062780982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5518.79904766208">
                <text:p>5518.7990476620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5493.74953821472">
                <text:p>5493.7495382147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5464.0214074849">
                <text:p>5464.02140748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464.93599357706">
                <text:p>5464.9359935770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432.82170552738">
                <text:p>5432.8217055273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430.90255380197">
                <text:p>5430.9025538019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5410.36945517865">
                <text:p>5410.3694551786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5394.16184504534">
                <text:p>5394.1618450453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370.36903462123">
                <text:p>5370.369034621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5354.8398267606">
                <text:p>5354.839826760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343.59912235228">
                <text:p>5343.5991223522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316.04376975424">
                <text:p>5316.0437697542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312.07886083758">
                <text:p>5312.078860837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300.36309239559">
                <text:p>5300.3630923955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284.91860384066">
                <text:p>5284.9186038406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70.17935869612">
                <text:p>5270.1793586961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251.71933699157">
                <text:p>5251.7193369915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234.55144767579">
                <text:p>5234.5514476757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215.8117141612">
                <text:p>5215.811714161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202.15443772699">
                <text:p>5202.1544377269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175.55804940583">
                <text:p>5175.5580494058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175.03380087729">
                <text:p>5175.0338008772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146.33855887032">
                <text:p>5146.3385588703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153.24538007616">
                <text:p>5153.245380076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137.98848793521">
                <text:p>5137.9884879352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119.82115255105">
                <text:p>5119.8211525510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108.27139127176">
                <text:p>5108.2713912717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096.44336808371">
                <text:p>5096.4433680837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080.64505002755">
                <text:p>5080.6450500275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5067.33954000693">
                <text:p>5067.3395400069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048.89186618828">
                <text:p>5048.8918661882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5038.28658697673">
                <text:p>5038.2865869767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5025.23255102661">
                <text:p>5025.232551026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10.23969151436">
                <text:p>5010.2396915143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994.52238161459">
                <text:p>4994.5223816145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979.15305623844">
                <text:p>4979.1530562384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4966.74040905294">
                <text:p>4966.7404090529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4954.33477175999">
                <text:p>4954.3347717599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4940.67534758112">
                <text:p>4940.6753475811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4926.93584012111">
                <text:p>4926.9358401211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4915.61960349051">
                <text:p>4915.6196034905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904.41649503047">
                <text:p>4904.4164950304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4891.09285613926">
                <text:p>4891.0928561392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878.45738897157">
                <text:p>4878.4573889715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865.37759014742">
                <text:p>4865.3775901474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4852.91372176786">
                <text:p>4852.913721767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4839.87898362144">
                <text:p>4839.8789836214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827.94794904831">
                <text:p>4827.9479490483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813.1427499043">
                <text:p>4813.142749904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4802.07260544596">
                <text:p>4802.0726054459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790.17122041702">
                <text:p>4790.1712204170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776.59726146729">
                <text:p>4776.5972614672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4766.15272997461">
                <text:p>4766.1527299746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754.27495539917">
                <text:p>4754.2749553991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743.65251978512">
                <text:p>4743.652519785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4731.97614197271">
                <text:p>4731.9761419727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4717.67966931372">
                <text:p>4717.679669313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707.18094402102">
                <text:p>4707.1809440210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4690.30175570356">
                <text:p>4690.3017557035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681.04859189496">
                <text:p>4681.0485918949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4670.63228960315">
                <text:p>4670.6322896031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4658.39750391052">
                <text:p>4658.3975039105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4640.85877237575">
                <text:p>4640.858772375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31.50425611182">
                <text:p>4631.50425611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line" chart:style-name="ch1">
        <chart:legend chart:legend-position="bottom" svg:x="5.506cm" svg:y="9.033cm" style:legend-expansion="wide" chart:style-name="ch2"/>
        <chart:plot-area chart:style-name="ch3" table:cell-range-address="dense_conv.A2:dense_conv.A101 dense_conv.F1:dense_conv.F101 dense_conv.L1:dense_conv.L103" chart:data-source-has-labels="both" svg:x="0.377cm" svg:y="0.196cm" svg:width="18.137cm" svg:height="7.611cm">
          <chartooo:coordinate-region svg:x="1.131cm" svg:y="0.196cm" svg:width="17.383cm" svg:height="6.581cm"/>
          <chart:axis chart:dimension="x" chart:name="primary-x" chart:style-name="ch4" chartooo:axis-type="text">
            <chart:title svg:x="8.878cm" svg:y="8.004cm" chart:style-name="ch5">
              <text:p>Epoch</text:p>
            </chart:title>
            <chart:categories table:cell-range-address="dense_conv.A2:dense_conv.A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se_conv.F2:dense_conv.F101" chart:label-cell-address="dense_conv.F1:dense_conv.F1" chart:class="chart:line">
            <chart:data-point chart:repeated="100"/>
          </chart:series>
          <chart:series chart:style-name="ch9" chart:values-cell-range-address="dense_conv.L2:dense_conv.L103" chart:label-cell-address="dense_conv.L1:dense_conv.L1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uracy</text:p>
                <draw:g>
                  <svg:desc>dense_conv.F1:dense_conv.F1</svg:desc>
                </draw:g>
              </table:table-cell>
              <table:table-cell office:value-type="string">
                <text:p>Validation Accuracy</text:p>
                <draw:g>
                  <svg:desc>dense_conv.L1:dense_conv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se_conv.A2:dense_conv.A101</svg:desc>
                </draw:g>
              </table:table-cell>
              <table:table-cell office:value-type="float" office:value="0.2143">
                <text:p>0.2143</text:p>
                <draw:g>
                  <svg:desc>dense_conv.F2:dense_conv.F101</svg:desc>
                </draw:g>
              </table:table-cell>
              <table:table-cell office:value-type="float" office:value="0.286">
                <text:p>0.286</text:p>
                <draw:g>
                  <svg:desc>dense_conv.L2:dense_conv.L1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69">
                <text:p>0.3269</text:p>
              </table:table-cell>
              <table:table-cell office:value-type="float" office:value="0.3253">
                <text:p>0.32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89">
                <text:p>0.3789</text:p>
              </table:table-cell>
              <table:table-cell office:value-type="float" office:value="0.3787">
                <text:p>0.37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69">
                <text:p>0.4069</text:p>
              </table:table-cell>
              <table:table-cell office:value-type="float" office:value="0.3313">
                <text:p>0.33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11">
                <text:p>0.4311</text:p>
              </table:table-cell>
              <table:table-cell office:value-type="float" office:value="0.3647">
                <text:p>0.36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64">
                <text:p>0.46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71">
                <text:p>0.487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09">
                <text:p>0.520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457">
                <text:p>0.5457</text:p>
              </table:table-cell>
              <table:table-cell office:value-type="float" office:value="0.4093">
                <text:p>0.40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63">
                <text:p>0.5563</text:p>
              </table:table-cell>
              <table:table-cell office:value-type="float" office:value="0.4093">
                <text:p>0.40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934">
                <text:p>0.593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191">
                <text:p>0.6191</text:p>
              </table:table-cell>
              <table:table-cell office:value-type="float" office:value="0.4313">
                <text:p>0.43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86">
                <text:p>0.6386</text:p>
              </table:table-cell>
              <table:table-cell office:value-type="float" office:value="0.4287">
                <text:p>0.42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11">
                <text:p>0.6611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26">
                <text:p>0.6726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889">
                <text:p>0.6889</text:p>
              </table:table-cell>
              <table:table-cell office:value-type="float" office:value="0.4607">
                <text:p>0.46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04">
                <text:p>0.704</text:p>
              </table:table-cell>
              <table:table-cell office:value-type="float" office:value="0.4447">
                <text:p>0.4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57">
                <text:p>0.7157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451">
                <text:p>0.7451</text:p>
              </table:table-cell>
              <table:table-cell office:value-type="float" office:value="0.4473">
                <text:p>0.44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57">
                <text:p>0.7557</text:p>
              </table:table-cell>
              <table:table-cell office:value-type="float" office:value="0.4533">
                <text:p>0.45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749">
                <text:p>0.7749</text:p>
              </table:table-cell>
              <table:table-cell office:value-type="float" office:value="0.4573">
                <text:p>0.45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871">
                <text:p>0.7871</text:p>
              </table:table-cell>
              <table:table-cell office:value-type="float" office:value="0.4227">
                <text:p>0.422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026">
                <text:p>0.8026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197">
                <text:p>0.8197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277">
                <text:p>0.8277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469">
                <text:p>0.846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8526">
                <text:p>0.8526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663">
                <text:p>0.8663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843">
                <text:p>0.8843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914">
                <text:p>0.8914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034">
                <text:p>0.9034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12">
                <text:p>0.912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223">
                <text:p>0.9223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251">
                <text:p>0.9251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34">
                <text:p>0.9334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451">
                <text:p>0.9451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2">
                <text:p>0.952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69">
                <text:p>0.9569</text:p>
              </table:table-cell>
              <table:table-cell office:value-type="float" office:value="0.4267">
                <text:p>0.426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89">
                <text:p>0.95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37">
                <text:p>0.963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751">
                <text:p>0.9751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777">
                <text:p>0.9777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82">
                <text:p>0.982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71">
                <text:p>0.9871</text:p>
              </table:table-cell>
              <table:table-cell office:value-type="float" office:value="0.4173">
                <text:p>0.417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857">
                <text:p>0.9857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883">
                <text:p>0.9883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17">
                <text:p>0.9917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34">
                <text:p>0.993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46">
                <text:p>0.9946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51">
                <text:p>0.9951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54">
                <text:p>0.9954</text:p>
              </table:table-cell>
              <table:table-cell office:value-type="float" office:value="0.4067">
                <text:p>0.40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63">
                <text:p>0.9963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974">
                <text:p>0.9974</text:p>
              </table:table-cell>
              <table:table-cell office:value-type="float" office:value="0.3867">
                <text:p>0.38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977">
                <text:p>0.9977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8">
                <text:p>0.998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986">
                <text:p>0.9986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89">
                <text:p>0.998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86">
                <text:p>0.9986</text:p>
              </table:table-cell>
              <table:table-cell office:value-type="float" office:value="0.4033">
                <text:p>0.40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991">
                <text:p>0.9991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94">
                <text:p>0.9994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98">
                <text:p>0.998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994">
                <text:p>0.9994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997">
                <text:p>0.9997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89">
                <text:p>0.9989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4173">
                <text:p>0.417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991">
                <text:p>0.9991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994">
                <text:p>0.9994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986">
                <text:p>0.9986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994">
                <text:p>0.9994</text:p>
              </table:table-cell>
              <table:table-cell office:value-type="float" office:value="0.4027">
                <text:p>0.402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3967">
                <text:p>0.39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91">
                <text:p>0.9991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997">
                <text:p>0.9997</text:p>
              </table:table-cell>
              <table:table-cell office:value-type="float" office:value="0.4013">
                <text:p>0.40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97">
                <text:p>0.9997</text:p>
              </table:table-cell>
              <table:table-cell office:value-type="float" office:value="0.4033">
                <text:p>0.40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97">
                <text:p>0.9997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3953">
                <text:p>0.395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997">
                <text:p>0.9997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997">
                <text:p>0.9997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4033">
                <text:p>0.40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3927">
                <text:p>0.39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3987">
                <text:p>0.39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4013">
                <text:p>0.401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3927">
                <text:p>0.392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997">
                <text:p>0.9997</text:p>
              </table:table-cell>
              <table:table-cell office:value-type="float" office:value="0.3953">
                <text:p>0.39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.3893">
                <text:p>0.389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994">
                <text:p>0.9994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.4033">
                <text:p>0.40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997">
                <text:p>0.9997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line" chart:style-name="ch1">
        <chart:legend chart:legend-position="bottom" svg:x="5.506cm" svg:y="9.033cm" style:legend-expansion="wide" chart:style-name="ch2"/>
        <chart:plot-area chart:style-name="ch3" table:cell-range-address="dense_dense.A2:dense_dense.A997 dense_dense.F1:dense_dense.F997 dense_dense.L1:dense_dense.L997" chart:data-source-has-labels="both" svg:x="0.377cm" svg:y="0.196cm" svg:width="18.137cm" svg:height="7.611cm">
          <chartooo:coordinate-region svg:x="1.131cm" svg:y="0.196cm" svg:width="17.383cm" svg:height="6.581cm"/>
          <chart:axis chart:dimension="x" chart:name="primary-x" chart:style-name="ch4" chartooo:axis-type="text">
            <chart:title svg:x="8.878cm" svg:y="8.004cm" chart:style-name="ch5">
              <text:p>Epoch</text:p>
            </chart:title>
            <chart:categories table:cell-range-address="dense_dense.A2:dense_dense.A9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se_dense.F2:dense_dense.F997" chart:label-cell-address="dense_dense.F1:dense_dense.F1" chart:class="chart:line">
            <chart:data-point chart:repeated="996"/>
          </chart:series>
          <chart:series chart:style-name="ch9" chart:values-cell-range-address="dense_dense.L2:dense_dense.L997" chart:label-cell-address="dense_dense.L1:dense_dense.L1" chart:class="chart:line">
            <chart:data-point chart:repeated="9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uracy</text:p>
                <draw:g>
                  <svg:desc>dense_dense.F1:dense_dense.F1</svg:desc>
                </draw:g>
              </table:table-cell>
              <table:table-cell office:value-type="string">
                <text:p>Validation Accuracy</text:p>
                <draw:g>
                  <svg:desc>dense_dense.L1:dense_dense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se_dense.A2:dense_dense.A997</svg:desc>
                </draw:g>
              </table:table-cell>
              <table:table-cell office:value-type="float" office:value="0.2626">
                <text:p>0.2626</text:p>
                <draw:g>
                  <svg:desc>dense_dense.F2:dense_dense.F997</svg:desc>
                </draw:g>
              </table:table-cell>
              <table:table-cell office:value-type="float" office:value="0.2607">
                <text:p>0.2607</text:p>
                <draw:g>
                  <svg:desc>dense_dense.L2:dense_dense.L99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8">
                <text:p>0.378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269">
                <text:p>0.4269</text:p>
              </table:table-cell>
              <table:table-cell office:value-type="float" office:value="0.3907">
                <text:p>0.39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11">
                <text:p>0.471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66">
                <text:p>0.4966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183">
                <text:p>0.518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454">
                <text:p>0.5454</text:p>
              </table:table-cell>
              <table:table-cell office:value-type="float" office:value="0.3627">
                <text:p>0.36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617">
                <text:p>0.5617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29">
                <text:p>0.5929</text:p>
              </table:table-cell>
              <table:table-cell office:value-type="float" office:value="0.4307">
                <text:p>0.43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8">
                <text:p>0.618</text:p>
              </table:table-cell>
              <table:table-cell office:value-type="float" office:value="0.4147">
                <text:p>0.41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357">
                <text:p>0.635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03">
                <text:p>0.6503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8">
                <text:p>0.688</text:p>
              </table:table-cell>
              <table:table-cell office:value-type="float" office:value="0.3913">
                <text:p>0.39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003">
                <text:p>0.7003</text:p>
              </table:table-cell>
              <table:table-cell office:value-type="float" office:value="0.4113">
                <text:p>0.41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191">
                <text:p>0.7191</text:p>
              </table:table-cell>
              <table:table-cell office:value-type="float" office:value="0.3727">
                <text:p>0.37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29">
                <text:p>0.7429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83">
                <text:p>0.7583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31">
                <text:p>0.7831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977">
                <text:p>0.79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151">
                <text:p>0.8151</text:p>
              </table:table-cell>
              <table:table-cell office:value-type="float" office:value="0.3833">
                <text:p>0.38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311">
                <text:p>0.831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44">
                <text:p>0.844</text:p>
              </table:table-cell>
              <table:table-cell office:value-type="float" office:value="0.3733">
                <text:p>0.37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566">
                <text:p>0.8566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746">
                <text:p>0.8746</text:p>
              </table:table-cell>
              <table:table-cell office:value-type="float" office:value="0.3807">
                <text:p>0.380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92">
                <text:p>0.892</text:p>
              </table:table-cell>
              <table:table-cell office:value-type="float" office:value="0.3847">
                <text:p>0.38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969">
                <text:p>0.8969</text:p>
              </table:table-cell>
              <table:table-cell office:value-type="float" office:value="0.3633">
                <text:p>0.36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037">
                <text:p>0.9037</text:p>
              </table:table-cell>
              <table:table-cell office:value-type="float" office:value="0.3833">
                <text:p>0.383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189">
                <text:p>0.9189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243">
                <text:p>0.9243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369">
                <text:p>0.9369</text:p>
              </table:table-cell>
              <table:table-cell office:value-type="float" office:value="0.3687">
                <text:p>0.36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397">
                <text:p>0.9397</text:p>
              </table:table-cell>
              <table:table-cell office:value-type="float" office:value="0.3693">
                <text:p>0.36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474">
                <text:p>0.9474</text:p>
              </table:table-cell>
              <table:table-cell office:value-type="float" office:value="0.3647">
                <text:p>0.36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63">
                <text:p>0.9563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29">
                <text:p>0.9629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64">
                <text:p>0.964</text:p>
              </table:table-cell>
              <table:table-cell office:value-type="float" office:value="0.3747">
                <text:p>0.374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669">
                <text:p>0.9669</text:p>
              </table:table-cell>
              <table:table-cell office:value-type="float" office:value="0.3587">
                <text:p>0.35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51">
                <text:p>0.9751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83">
                <text:p>0.9783</text:p>
              </table:table-cell>
              <table:table-cell office:value-type="float" office:value="0.3687">
                <text:p>0.36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763">
                <text:p>0.9763</text:p>
              </table:table-cell>
              <table:table-cell office:value-type="float" office:value="0.3607">
                <text:p>0.360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06">
                <text:p>0.9806</text:p>
              </table:table-cell>
              <table:table-cell office:value-type="float" office:value="0.3753">
                <text:p>0.37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46">
                <text:p>0.9846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857">
                <text:p>0.9857</text:p>
              </table:table-cell>
              <table:table-cell office:value-type="float" office:value="0.3567">
                <text:p>0.35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874">
                <text:p>0.9874</text:p>
              </table:table-cell>
              <table:table-cell office:value-type="float" office:value="0.3407">
                <text:p>0.34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8">
                <text:p>0.988</text:p>
              </table:table-cell>
              <table:table-cell office:value-type="float" office:value="0.3527">
                <text:p>0.352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889">
                <text:p>0.9889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09">
                <text:p>0.9909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17">
                <text:p>0.9917</text:p>
              </table:table-cell>
              <table:table-cell office:value-type="float" office:value="0.3393">
                <text:p>0.339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">
                <text:p>0.99</text:p>
              </table:table-cell>
              <table:table-cell office:value-type="float" office:value="0.3513">
                <text:p>0.351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23">
                <text:p>0.9923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31">
                <text:p>0.9931</text:p>
              </table:table-cell>
              <table:table-cell office:value-type="float" office:value="0.3587">
                <text:p>0.35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66">
                <text:p>0.9966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31">
                <text:p>0.9931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954">
                <text:p>0.9954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951">
                <text:p>0.9951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57">
                <text:p>0.995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969">
                <text:p>0.9969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6">
                <text:p>0.996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43">
                <text:p>0.9943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971">
                <text:p>0.997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69">
                <text:p>0.9969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949">
                <text:p>0.9949</text:p>
              </table:table-cell>
              <table:table-cell office:value-type="float" office:value="0.3453">
                <text:p>0.345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974">
                <text:p>0.9974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969">
                <text:p>0.9969</text:p>
              </table:table-cell>
              <table:table-cell office:value-type="float" office:value="0.3527">
                <text:p>0.35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71">
                <text:p>0.9971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986">
                <text:p>0.9986</text:p>
              </table:table-cell>
              <table:table-cell office:value-type="float" office:value="0.3507">
                <text:p>0.35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971">
                <text:p>0.9971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974">
                <text:p>0.9974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963">
                <text:p>0.9963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974">
                <text:p>0.9974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86">
                <text:p>0.9986</text:p>
              </table:table-cell>
              <table:table-cell office:value-type="float" office:value="0.3487">
                <text:p>0.34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971">
                <text:p>0.9971</text:p>
              </table:table-cell>
              <table:table-cell office:value-type="float" office:value="0.3407">
                <text:p>0.340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986">
                <text:p>0.9986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8">
                <text:p>0.998</text:p>
              </table:table-cell>
              <table:table-cell office:value-type="float" office:value="0.3467">
                <text:p>0.34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98">
                <text:p>0.998</text:p>
              </table:table-cell>
              <table:table-cell office:value-type="float" office:value="0.3607">
                <text:p>0.360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991">
                <text:p>0.9991</text:p>
              </table:table-cell>
              <table:table-cell office:value-type="float" office:value="0.3613">
                <text:p>0.361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971">
                <text:p>0.9971</text:p>
              </table:table-cell>
              <table:table-cell office:value-type="float" office:value="0.3627">
                <text:p>0.362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94">
                <text:p>0.9994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97">
                <text:p>0.9997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983">
                <text:p>0.9983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91">
                <text:p>0.9991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994">
                <text:p>0.9994</text:p>
              </table:table-cell>
              <table:table-cell office:value-type="float" office:value="0.3573">
                <text:p>0.357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986">
                <text:p>0.9986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983">
                <text:p>0.9983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986">
                <text:p>0.9986</text:p>
              </table:table-cell>
              <table:table-cell office:value-type="float" office:value="0.3307">
                <text:p>0.33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977">
                <text:p>0.9977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94">
                <text:p>0.9994</text:p>
              </table:table-cell>
              <table:table-cell office:value-type="float" office:value="0.3513">
                <text:p>0.35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994">
                <text:p>0.9994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991">
                <text:p>0.9991</text:p>
              </table:table-cell>
              <table:table-cell office:value-type="float" office:value="0.3607">
                <text:p>0.360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983">
                <text:p>0.9983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86">
                <text:p>0.9986</text:p>
              </table:table-cell>
              <table:table-cell office:value-type="float" office:value="0.3493">
                <text:p>0.349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989">
                <text:p>0.9989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83">
                <text:p>0.9983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5cm" xlink:href=".." xlink:type="simple" chart:class="chart:line" chart:style-name="ch1">
        <chart:legend chart:legend-position="bottom" svg:x="5.506cm" svg:y="9.032cm" style:legend-expansion="wide" chart:style-name="ch2"/>
        <chart:plot-area chart:style-name="ch3" table:cell-range-address="dense_conv_dense.A2:dense_conv_dense.A997 dense_conv_dense.F1:dense_conv_dense.F997 dense_conv_dense.L1:dense_conv_dense.L997" chart:data-source-has-labels="both" svg:x="0.377cm" svg:y="0.196cm" svg:width="18.137cm" svg:height="7.61cm">
          <chartooo:coordinate-region svg:x="1.131cm" svg:y="0.196cm" svg:width="17.383cm" svg:height="6.58cm"/>
          <chart:axis chart:dimension="x" chart:name="primary-x" chart:style-name="ch4" chartooo:axis-type="text">
            <chart:title svg:x="8.878cm" svg:y="8.003cm" chart:style-name="ch5">
              <text:p>Epoch</text:p>
            </chart:title>
            <chart:categories table:cell-range-address="dense_conv_dense.A2:dense_conv_dense.A9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se_conv_dense.F2:dense_conv_dense.F997" chart:label-cell-address="dense_conv_dense.F1:dense_conv_dense.F1" chart:class="chart:line">
            <chart:data-point chart:repeated="996"/>
          </chart:series>
          <chart:series chart:style-name="ch9" chart:values-cell-range-address="dense_conv_dense.L2:dense_conv_dense.L997" chart:label-cell-address="dense_conv_dense.L1:dense_conv_dense.L1" chart:class="chart:line">
            <chart:data-point chart:repeated="9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uracy</text:p>
                <draw:g>
                  <svg:desc>dense_conv_dense.F1:dense_conv_dense.F1</svg:desc>
                </draw:g>
              </table:table-cell>
              <table:table-cell office:value-type="string">
                <text:p>Validation Accuracy</text:p>
                <draw:g>
                  <svg:desc>dense_conv_dense.L1:dense_conv_dense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se_conv_dense.A2:dense_conv_dense.A997</svg:desc>
                </draw:g>
              </table:table-cell>
              <table:table-cell office:value-type="float" office:value="0.2523">
                <text:p>0.2523</text:p>
                <draw:g>
                  <svg:desc>dense_conv_dense.F2:dense_conv_dense.F997</svg:desc>
                </draw:g>
              </table:table-cell>
              <table:table-cell office:value-type="float" office:value="0.3173">
                <text:p>0.3173</text:p>
                <draw:g>
                  <svg:desc>dense_conv_dense.L2:dense_conv_dense.L99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76">
                <text:p>0.376</text:p>
              </table:table-cell>
              <table:table-cell office:value-type="float" office:value="0.3833">
                <text:p>0.38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457">
                <text:p>0.4457</text:p>
              </table:table-cell>
              <table:table-cell office:value-type="float" office:value="0.3887">
                <text:p>0.38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26">
                <text:p>0.4926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389">
                <text:p>0.5389</text:p>
              </table:table-cell>
              <table:table-cell office:value-type="float" office:value="0.4173">
                <text:p>0.4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357">
                <text:p>0.6357</text:p>
              </table:table-cell>
              <table:table-cell office:value-type="float" office:value="0.3913">
                <text:p>0.39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897">
                <text:p>0.6897</text:p>
              </table:table-cell>
              <table:table-cell office:value-type="float" office:value="0.4127">
                <text:p>0.41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174">
                <text:p>0.7174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651">
                <text:p>0.7651</text:p>
              </table:table-cell>
              <table:table-cell office:value-type="float" office:value="0.4587">
                <text:p>0.45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009">
                <text:p>0.8009</text:p>
              </table:table-cell>
              <table:table-cell office:value-type="float" office:value="0.4507">
                <text:p>0.45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32">
                <text:p>0.832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69">
                <text:p>0.8569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911">
                <text:p>0.891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149">
                <text:p>0.9149</text:p>
              </table:table-cell>
              <table:table-cell office:value-type="float" office:value="0.4567">
                <text:p>0.45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06">
                <text:p>0.9306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3">
                <text:p>0.9503</text:p>
              </table:table-cell>
              <table:table-cell office:value-type="float" office:value="0.4267">
                <text:p>0.42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23">
                <text:p>0.9623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717">
                <text:p>0.9717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863">
                <text:p>0.9863</text:p>
              </table:table-cell>
              <table:table-cell office:value-type="float" office:value="0.4253">
                <text:p>0.42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54">
                <text:p>0.9854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11">
                <text:p>0.9911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49">
                <text:p>0.9949</text:p>
              </table:table-cell>
              <table:table-cell office:value-type="float" office:value="0.4147">
                <text:p>0.41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37">
                <text:p>0.99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51">
                <text:p>0.9951</text:p>
              </table:table-cell>
              <table:table-cell office:value-type="float" office:value="0.4433">
                <text:p>0.44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969">
                <text:p>0.996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983">
                <text:p>0.9983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983">
                <text:p>0.9983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971">
                <text:p>0.9971</text:p>
              </table:table-cell>
              <table:table-cell office:value-type="float" office:value="0.4567">
                <text:p>0.45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77">
                <text:p>0.9977</text:p>
              </table:table-cell>
              <table:table-cell office:value-type="float" office:value="0.4447">
                <text:p>0.44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6">
                <text:p>0.996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86">
                <text:p>0.9986</text:p>
              </table:table-cell>
              <table:table-cell office:value-type="float" office:value="0.4293">
                <text:p>0.429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991">
                <text:p>0.9991</text:p>
              </table:table-cell>
              <table:table-cell office:value-type="float" office:value="0.4527">
                <text:p>0.4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991">
                <text:p>0.9991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989">
                <text:p>0.9989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994">
                <text:p>0.9994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94">
                <text:p>0.9994</text:p>
              </table:table-cell>
              <table:table-cell office:value-type="float" office:value="0.4473">
                <text:p>0.447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89">
                <text:p>0.9989</text:p>
              </table:table-cell>
              <table:table-cell office:value-type="float" office:value="0.4327">
                <text:p>0.43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91">
                <text:p>0.9991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89">
                <text:p>0.9989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989">
                <text:p>0.9989</text:p>
              </table:table-cell>
              <table:table-cell office:value-type="float" office:value="0.4307">
                <text:p>0.43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83">
                <text:p>0.9983</text:p>
              </table:table-cell>
              <table:table-cell office:value-type="float" office:value="0.4493">
                <text:p>0.44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89">
                <text:p>0.9989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94">
                <text:p>0.9994</text:p>
              </table:table-cell>
              <table:table-cell office:value-type="float" office:value="0.4507">
                <text:p>0.45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4453">
                <text:p>0.445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94">
                <text:p>0.9994</text:p>
              </table:table-cell>
              <table:table-cell office:value-type="float" office:value="0.4447">
                <text:p>0.44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94">
                <text:p>0.999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94">
                <text:p>0.999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94">
                <text:p>0.999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91">
                <text:p>0.999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97">
                <text:p>0.9997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994">
                <text:p>0.9994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97">
                <text:p>0.9997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97">
                <text:p>0.9997</text:p>
              </table:table-cell>
              <table:table-cell office:value-type="float" office:value="0.4453">
                <text:p>0.445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4493">
                <text:p>0.44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997">
                <text:p>0.9997</text:p>
              </table:table-cell>
              <table:table-cell office:value-type="float" office:value="0.4527">
                <text:p>0.45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94">
                <text:p>0.999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997">
                <text:p>0.9997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997">
                <text:p>0.9997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97">
                <text:p>0.9997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4507">
                <text:p>0.450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997">
                <text:p>0.99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4373">
                <text:p>0.43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89">
                <text:p>0.9989</text:p>
              </table:table-cell>
              <table:table-cell office:value-type="float" office:value="0.4287">
                <text:p>0.42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.4407">
                <text:p>0.44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97">
                <text:p>0.9997</text:p>
              </table:table-cell>
              <table:table-cell office:value-type="float" office:value="0.4313">
                <text:p>0.43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89">
                <text:p>0.9989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4333">
                <text:p>0.4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97">
                <text:p>0.9997</text:p>
              </table:table-cell>
              <table:table-cell office:value-type="float" office:value="0.4407">
                <text:p>0.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7cm" xlink:href=".." xlink:type="simple" chart:class="chart:line" chart:style-name="ch1">
        <chart:legend chart:legend-position="bottom" svg:x="5.506cm" svg:y="9.034cm" style:legend-expansion="wide" chart:style-name="ch2"/>
        <chart:plot-area chart:style-name="ch3" table:cell-range-address="dense_dense_conv.A2:dense_dense_conv.A997 dense_dense_conv.F1:dense_dense_conv.F997 dense_dense_conv.L1:dense_dense_conv.L997" chart:data-source-has-labels="both" svg:x="0.377cm" svg:y="0.196cm" svg:width="18.137cm" svg:height="7.612cm">
          <chartooo:coordinate-region svg:x="1.131cm" svg:y="0.196cm" svg:width="17.383cm" svg:height="6.582cm"/>
          <chart:axis chart:dimension="x" chart:name="primary-x" chart:style-name="ch4" chartooo:axis-type="text">
            <chart:title svg:x="8.878cm" svg:y="8.005cm" chart:style-name="ch5">
              <text:p>Epoch</text:p>
            </chart:title>
            <chart:categories table:cell-range-address="dense_dense_conv.A2:dense_dense_conv.A99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nse_dense_conv.F2:dense_dense_conv.F997" chart:label-cell-address="dense_dense_conv.F1:dense_dense_conv.F1" chart:class="chart:line">
            <chart:data-point chart:repeated="996"/>
          </chart:series>
          <chart:series chart:style-name="ch9" chart:values-cell-range-address="dense_dense_conv.L2:dense_dense_conv.L997" chart:label-cell-address="dense_dense_conv.L1:dense_dense_conv.L1" chart:class="chart:line">
            <chart:data-point chart:repeated="9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uracy</text:p>
                <draw:g>
                  <svg:desc>dense_dense_conv.F1:dense_dense_conv.F1</svg:desc>
                </draw:g>
              </table:table-cell>
              <table:table-cell office:value-type="string">
                <text:p>Validation Accuracy</text:p>
                <draw:g>
                  <svg:desc>dense_dense_conv.L1:dense_dense_conv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ense_dense_conv.A2:dense_dense_conv.A997</svg:desc>
                </draw:g>
              </table:table-cell>
              <table:table-cell office:value-type="float" office:value="0.2246">
                <text:p>0.2246</text:p>
                <draw:g>
                  <svg:desc>dense_dense_conv.F2:dense_dense_conv.F997</svg:desc>
                </draw:g>
              </table:table-cell>
              <table:table-cell office:value-type="float" office:value="0.3187">
                <text:p>0.3187</text:p>
                <draw:g>
                  <svg:desc>dense_dense_conv.L2:dense_dense_conv.L99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09">
                <text:p>0.360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883">
                <text:p>0.3883</text:p>
              </table:table-cell>
              <table:table-cell office:value-type="float" office:value="0.3853">
                <text:p>0.38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14">
                <text:p>0.4214</text:p>
              </table:table-cell>
              <table:table-cell office:value-type="float" office:value="0.3833">
                <text:p>0.3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394">
                <text:p>0.43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669">
                <text:p>0.4669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06">
                <text:p>0.4906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183">
                <text:p>0.5183</text:p>
              </table:table-cell>
              <table:table-cell office:value-type="float" office:value="0.4287">
                <text:p>0.4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466">
                <text:p>0.5466</text:p>
              </table:table-cell>
              <table:table-cell office:value-type="float" office:value="0.4407">
                <text:p>0.44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4">
                <text:p>0.574</text:p>
              </table:table-cell>
              <table:table-cell office:value-type="float" office:value="0.4287">
                <text:p>0.42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983">
                <text:p>0.5983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194">
                <text:p>0.6194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8">
                <text:p>0.648</text:p>
              </table:table-cell>
              <table:table-cell office:value-type="float" office:value="0.4433">
                <text:p>0.44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751">
                <text:p>0.6751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066">
                <text:p>0.7066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211">
                <text:p>0.721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374">
                <text:p>0.7374</text:p>
              </table:table-cell>
              <table:table-cell office:value-type="float" office:value="0.4287">
                <text:p>0.42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714">
                <text:p>0.771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7">
                <text:p>0.7897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94">
                <text:p>0.8094</text:p>
              </table:table-cell>
              <table:table-cell office:value-type="float" office:value="0.4307">
                <text:p>0.43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283">
                <text:p>0.8283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48">
                <text:p>0.848</text:p>
              </table:table-cell>
              <table:table-cell office:value-type="float" office:value="0.4353">
                <text:p>0.43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783">
                <text:p>0.8783</text:p>
              </table:table-cell>
              <table:table-cell office:value-type="float" office:value="0.4213">
                <text:p>0.421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866">
                <text:p>0.8866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003">
                <text:p>0.9003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22">
                <text:p>0.92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289">
                <text:p>0.9289</text:p>
              </table:table-cell>
              <table:table-cell office:value-type="float" office:value="0.4147">
                <text:p>0.414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42">
                <text:p>0.942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09">
                <text:p>0.9509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46">
                <text:p>0.9546</text:p>
              </table:table-cell>
              <table:table-cell office:value-type="float" office:value="0.4187">
                <text:p>0.41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643">
                <text:p>0.9643</text:p>
              </table:table-cell>
              <table:table-cell office:value-type="float" office:value="0.4227">
                <text:p>0.42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57">
                <text:p>0.9757</text:p>
              </table:table-cell>
              <table:table-cell office:value-type="float" office:value="0.4147">
                <text:p>0.41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11">
                <text:p>0.9811</text:p>
              </table:table-cell>
              <table:table-cell office:value-type="float" office:value="0.4153">
                <text:p>0.41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789">
                <text:p>0.9789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906">
                <text:p>0.9906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97">
                <text:p>0.9897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11">
                <text:p>0.9911</text:p>
              </table:table-cell>
              <table:table-cell office:value-type="float" office:value="0.4087">
                <text:p>0.40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31">
                <text:p>0.9931</text:p>
              </table:table-cell>
              <table:table-cell office:value-type="float" office:value="0.4153">
                <text:p>0.415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31">
                <text:p>0.9931</text:p>
              </table:table-cell>
              <table:table-cell office:value-type="float" office:value="0.3913">
                <text:p>0.39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46">
                <text:p>0.9946</text:p>
              </table:table-cell>
              <table:table-cell office:value-type="float" office:value="0.4193">
                <text:p>0.419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951">
                <text:p>0.9951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37">
                <text:p>0.9937</text:p>
              </table:table-cell>
              <table:table-cell office:value-type="float" office:value="0.3873">
                <text:p>0.387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963">
                <text:p>0.9963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57">
                <text:p>0.9957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63">
                <text:p>0.9963</text:p>
              </table:table-cell>
              <table:table-cell office:value-type="float" office:value="0.4153">
                <text:p>0.41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6">
                <text:p>0.996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63">
                <text:p>0.9963</text:p>
              </table:table-cell>
              <table:table-cell office:value-type="float" office:value="0.4067">
                <text:p>0.406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74">
                <text:p>0.9974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66">
                <text:p>0.9966</text:p>
              </table:table-cell>
              <table:table-cell office:value-type="float" office:value="0.4007">
                <text:p>0.40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">
                <text:p>0.9966</text:p>
              </table:table-cell>
              <table:table-cell office:value-type="float" office:value="0.398">
                <text:p>0.3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86">
                <text:p>0.998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6">
                <text:p>0.996</text:p>
              </table:table-cell>
              <table:table-cell office:value-type="float" office:value="0.3953">
                <text:p>0.395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98">
                <text:p>0.998</text:p>
              </table:table-cell>
              <table:table-cell office:value-type="float" office:value="0.3973">
                <text:p>0.3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